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61.75pt" svg:height="499.18pt" svg:x="629.06pt" svg:y="222.86pt">
            <loext:p draw:notify-on-update-of-ranges="Sheet1.E4:Sheet1.E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ADC</text:p>
          </table:table-cell>
          <table:table-cell office:value-type="string" calcext:value-type="string">
            <text:p>255-ADC</text:p>
          </table:table-cell>
          <table:table-cell office:value-type="string" calcext:value-type="string">
            <text:p>(255-ADC)^4</text:p>
          </table:table-cell>
          <table:table-cell office:value-type="string" calcext:value-type="string">
            <text:p>'255-(255-ADC)^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55-[.B4]" office:value-type="float" office:value="254" calcext:value-type="float">
            <text:p>254</text:p>
          </table:table-cell>
          <table:table-cell table:formula="of:=[.C4]*[.C4]/255*[.C4]/255*[.C4]/255" office:value-type="float" office:value="251.023467957271" calcext:value-type="float">
            <text:p>251.023467957271</text:p>
          </table:table-cell>
          <table:table-cell table:formula="of:=255-[.D4]" office:value-type="float" office:value="3.97653204272868" calcext:value-type="float">
            <text:p>3.976532042728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255-[.B5]" office:value-type="float" office:value="253" calcext:value-type="float">
            <text:p>253</text:p>
          </table:table-cell>
          <table:table-cell table:formula="of:=[.C5]*[.C5]/255*[.C5]/255*[.C5]/255" office:value-type="float" office:value="247.093626493581" calcext:value-type="float">
            <text:p>247.093626493581</text:p>
          </table:table-cell>
          <table:table-cell table:formula="of:=255-[.D5]" office:value-type="float" office:value="7.9063735064191" calcext:value-type="float">
            <text:p>7.90637350641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255-[.B6]" office:value-type="float" office:value="252" calcext:value-type="float">
            <text:p>252</text:p>
          </table:table-cell>
          <table:table-cell table:formula="of:=[.C6]*[.C6]/255*[.C6]/255*[.C6]/255" office:value-type="float" office:value="243.210108691227" calcext:value-type="float">
            <text:p>243.210108691227</text:p>
          </table:table-cell>
          <table:table-cell table:formula="of:=255-[.D6]" office:value-type="float" office:value="11.7898913087726" calcext:value-type="float">
            <text:p>11.78989130877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255-[.B7]" office:value-type="float" office:value="251" calcext:value-type="float">
            <text:p>251</text:p>
          </table:table-cell>
          <table:table-cell table:formula="of:=[.C7]*[.C7]/255*[.C7]/255*[.C7]/255" office:value-type="float" office:value="239.372549079916" calcext:value-type="float">
            <text:p>239.372549079916</text:p>
          </table:table-cell>
          <table:table-cell table:formula="of:=255-[.D7]" office:value-type="float" office:value="15.6274509200835" calcext:value-type="float">
            <text:p>15.62745092008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255-[.B8]" office:value-type="float" office:value="250" calcext:value-type="float">
            <text:p>250</text:p>
          </table:table-cell>
          <table:table-cell table:formula="of:=[.C8]*[.C8]/255*[.C8]/255*[.C8]/255" office:value-type="float" office:value="235.580583636761" calcext:value-type="float">
            <text:p>235.580583636761</text:p>
          </table:table-cell>
          <table:table-cell table:formula="of:=255-[.D8]" office:value-type="float" office:value="19.4194163632389" calcext:value-type="float">
            <text:p>19.419416363238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255-[.B9]" office:value-type="float" office:value="249" calcext:value-type="float">
            <text:p>249</text:p>
          </table:table-cell>
          <table:table-cell table:formula="of:=[.C9]*[.C9]/255*[.C9]/255*[.C9]/255" office:value-type="float" office:value="231.833849786281" calcext:value-type="float">
            <text:p>231.833849786281</text:p>
          </table:table-cell>
          <table:table-cell table:formula="of:=255-[.D9]" office:value-type="float" office:value="23.1661502137187" calcext:value-type="float">
            <text:p>23.166150213718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255-[.B10]" office:value-type="float" office:value="248" calcext:value-type="float">
            <text:p>248</text:p>
          </table:table-cell>
          <table:table-cell table:formula="of:=[.C10]*[.C10]/255*[.C10]/255*[.C10]/255" office:value-type="float" office:value="228.131986400404" calcext:value-type="float">
            <text:p>228.131986400404</text:p>
          </table:table-cell>
          <table:table-cell table:formula="of:=255-[.D10]" office:value-type="float" office:value="26.8680135995959" calcext:value-type="float">
            <text:p>26.86801359959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255-[.B11]" office:value-type="float" office:value="247" calcext:value-type="float">
            <text:p>247</text:p>
          </table:table-cell>
          <table:table-cell table:formula="of:=[.C11]*[.C11]/255*[.C11]/255*[.C11]/255" office:value-type="float" office:value="224.474633798464" calcext:value-type="float">
            <text:p>224.474633798464</text:p>
          </table:table-cell>
          <table:table-cell table:formula="of:=255-[.D11]" office:value-type="float" office:value="30.5253662015364" calcext:value-type="float">
            <text:p>30.52536620153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255-[.B12]" office:value-type="float" office:value="246" calcext:value-type="float">
            <text:p>246</text:p>
          </table:table-cell>
          <table:table-cell table:formula="of:=[.C12]*[.C12]/255*[.C12]/255*[.C12]/255" office:value-type="float" office:value="220.861433747201" calcext:value-type="float">
            <text:p>220.861433747201</text:p>
          </table:table-cell>
          <table:table-cell table:formula="of:=255-[.D12]" office:value-type="float" office:value="34.1385662527987" calcext:value-type="float">
            <text:p>34.13856625279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55-[.B13]" office:value-type="float" office:value="245" calcext:value-type="float">
            <text:p>245</text:p>
          </table:table-cell>
          <table:table-cell table:formula="of:=[.C13]*[.C13]/255*[.C13]/255*[.C13]/255" office:value-type="float" office:value="217.292029460766" calcext:value-type="float">
            <text:p>217.292029460766</text:p>
          </table:table-cell>
          <table:table-cell table:formula="of:=255-[.D13]" office:value-type="float" office:value="37.7079705392345" calcext:value-type="float">
            <text:p>37.70797053923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255-[.B14]" office:value-type="float" office:value="244" calcext:value-type="float">
            <text:p>244</text:p>
          </table:table-cell>
          <table:table-cell table:formula="of:=[.C14]*[.C14]/255*[.C14]/255*[.C14]/255" office:value-type="float" office:value="213.766065600712" calcext:value-type="float">
            <text:p>213.766065600712</text:p>
          </table:table-cell>
          <table:table-cell table:formula="of:=255-[.D14]" office:value-type="float" office:value="41.2339343992883" calcext:value-type="float">
            <text:p>41.233934399288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255-[.B15]" office:value-type="float" office:value="243" calcext:value-type="float">
            <text:p>243</text:p>
          </table:table-cell>
          <table:table-cell table:formula="of:=[.C15]*[.C15]/255*[.C15]/255*[.C15]/255" office:value-type="float" office:value="210.283188276002" calcext:value-type="float">
            <text:p>210.283188276002</text:p>
          </table:table-cell>
          <table:table-cell table:formula="of:=255-[.D15]" office:value-type="float" office:value="44.7168117239976" calcext:value-type="float">
            <text:p>44.71681172399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255-[.B16]" office:value-type="float" office:value="242" calcext:value-type="float">
            <text:p>242</text:p>
          </table:table-cell>
          <table:table-cell table:formula="of:=[.C16]*[.C16]/255*[.C16]/255*[.C16]/255" office:value-type="float" office:value="206.843045043008" calcext:value-type="float">
            <text:p>206.843045043008</text:p>
          </table:table-cell>
          <table:table-cell table:formula="of:=255-[.D16]" office:value-type="float" office:value="48.1569549569924" calcext:value-type="float">
            <text:p>48.15695495699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255-[.B17]" office:value-type="float" office:value="241" calcext:value-type="float">
            <text:p>241</text:p>
          </table:table-cell>
          <table:table-cell table:formula="of:=[.C17]*[.C17]/255*[.C17]/255*[.C17]/255" office:value-type="float" office:value="203.445284905504" calcext:value-type="float">
            <text:p>203.445284905504</text:p>
          </table:table-cell>
          <table:table-cell table:formula="of:=255-[.D17]" office:value-type="float" office:value="51.5547150944961" calcext:value-type="float">
            <text:p>51.554715094496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255-[.B18]" office:value-type="float" office:value="240" calcext:value-type="float">
            <text:p>240</text:p>
          </table:table-cell>
          <table:table-cell table:formula="of:=[.C18]*[.C18]/255*[.C18]/255*[.C18]/255" office:value-type="float" office:value="200.089558314675" calcext:value-type="float">
            <text:p>200.089558314675</text:p>
          </table:table-cell>
          <table:table-cell table:formula="of:=255-[.D18]" office:value-type="float" office:value="54.9104416853247" calcext:value-type="float">
            <text:p>54.910441685324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255-[.B19]" office:value-type="float" office:value="239" calcext:value-type="float">
            <text:p>239</text:p>
          </table:table-cell>
          <table:table-cell table:formula="of:=[.C19]*[.C19]/255*[.C19]/255*[.C19]/255" office:value-type="float" office:value="196.775517169113" calcext:value-type="float">
            <text:p>196.775517169113</text:p>
          </table:table-cell>
          <table:table-cell table:formula="of:=255-[.D19]" office:value-type="float" office:value="58.2244828308871" calcext:value-type="float">
            <text:p>58.224482830887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255-[.B20]" office:value-type="float" office:value="238" calcext:value-type="float">
            <text:p>238</text:p>
          </table:table-cell>
          <table:table-cell table:formula="of:=[.C20]*[.C20]/255*[.C20]/255*[.C20]/255" office:value-type="float" office:value="193.502814814815" calcext:value-type="float">
            <text:p>193.502814814815</text:p>
          </table:table-cell>
          <table:table-cell table:formula="of:=255-[.D20]" office:value-type="float" office:value="61.4971851851852" calcext:value-type="float">
            <text:p>61.497185185185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255-[.B21]" office:value-type="float" office:value="237" calcext:value-type="float">
            <text:p>237</text:p>
          </table:table-cell>
          <table:table-cell table:formula="of:=[.C21]*[.C21]/255*[.C21]/255*[.C21]/255" office:value-type="float" office:value="190.271106045186" calcext:value-type="float">
            <text:p>190.271106045186</text:p>
          </table:table-cell>
          <table:table-cell table:formula="of:=255-[.D21]" office:value-type="float" office:value="64.7288939548138" calcext:value-type="float">
            <text:p>64.728893954813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255-[.B22]" office:value-type="float" office:value="236" calcext:value-type="float">
            <text:p>236</text:p>
          </table:table-cell>
          <table:table-cell table:formula="of:=[.C22]*[.C22]/255*[.C22]/255*[.C22]/255" office:value-type="float" office:value="187.08004710104" calcext:value-type="float">
            <text:p>187.08004710104</text:p>
          </table:table-cell>
          <table:table-cell table:formula="of:=255-[.D22]" office:value-type="float" office:value="67.9199528989605" calcext:value-type="float">
            <text:p>67.91995289896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255-[.B23]" office:value-type="float" office:value="235" calcext:value-type="float">
            <text:p>235</text:p>
          </table:table-cell>
          <table:table-cell table:formula="of:=[.C23]*[.C23]/255*[.C23]/255*[.C23]/255" office:value-type="float" office:value="183.929295670594" calcext:value-type="float">
            <text:p>183.929295670594</text:p>
          </table:table-cell>
          <table:table-cell table:formula="of:=255-[.D23]" office:value-type="float" office:value="71.0707043294057" calcext:value-type="float">
            <text:p>71.07070432940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255-[.B24]" office:value-type="float" office:value="234" calcext:value-type="float">
            <text:p>234</text:p>
          </table:table-cell>
          <table:table-cell table:formula="of:=[.C24]*[.C24]/255*[.C24]/255*[.C24]/255" office:value-type="float" office:value="180.818510889477" calcext:value-type="float">
            <text:p>180.818510889477</text:p>
          </table:table-cell>
          <table:table-cell table:formula="of:=255-[.D24]" office:value-type="float" office:value="74.1814891105231" calcext:value-type="float">
            <text:p>74.18148911052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255-[.B25]" office:value-type="float" office:value="233" calcext:value-type="float">
            <text:p>233</text:p>
          </table:table-cell>
          <table:table-cell table:formula="of:=[.C25]*[.C25]/255*[.C25]/255*[.C25]/255" office:value-type="float" office:value="177.747353340721" calcext:value-type="float">
            <text:p>177.747353340721</text:p>
          </table:table-cell>
          <table:table-cell table:formula="of:=255-[.D25]" office:value-type="float" office:value="77.2526466592788" calcext:value-type="float">
            <text:p>77.25264665927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255-[.B26]" office:value-type="float" office:value="232" calcext:value-type="float">
            <text:p>232</text:p>
          </table:table-cell>
          <table:table-cell table:formula="of:=[.C26]*[.C26]/255*[.C26]/255*[.C26]/255" office:value-type="float" office:value="174.715485054768" calcext:value-type="float">
            <text:p>174.715485054768</text:p>
          </table:table-cell>
          <table:table-cell table:formula="of:=255-[.D26]" office:value-type="float" office:value="80.2845149452322" calcext:value-type="float">
            <text:p>80.28451494523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255-[.B27]" office:value-type="float" office:value="231" calcext:value-type="float">
            <text:p>231</text:p>
          </table:table-cell>
          <table:table-cell table:formula="of:=[.C27]*[.C27]/255*[.C27]/255*[.C27]/255" office:value-type="float" office:value="171.722569509465" calcext:value-type="float">
            <text:p>171.722569509465</text:p>
          </table:table-cell>
          <table:table-cell table:formula="of:=255-[.D27]" office:value-type="float" office:value="83.2774304905353" calcext:value-type="float">
            <text:p>83.277430490535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255-[.B28]" office:value-type="float" office:value="230" calcext:value-type="float">
            <text:p>230</text:p>
          </table:table-cell>
          <table:table-cell table:formula="of:=[.C28]*[.C28]/255*[.C28]/255*[.C28]/255" office:value-type="float" office:value="168.768271630067" calcext:value-type="float">
            <text:p>168.768271630067</text:p>
          </table:table-cell>
          <table:table-cell table:formula="of:=255-[.D28]" office:value-type="float" office:value="86.2317283699331" calcext:value-type="float">
            <text:p>86.231728369933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255-[.B29]" office:value-type="float" office:value="229" calcext:value-type="float">
            <text:p>229</text:p>
          </table:table-cell>
          <table:table-cell table:formula="of:=[.C29]*[.C29]/255*[.C29]/255*[.C29]/255" office:value-type="float" office:value="165.852257789236" calcext:value-type="float">
            <text:p>165.852257789236</text:p>
          </table:table-cell>
          <table:table-cell table:formula="of:=255-[.D29]" office:value-type="float" office:value="89.1477422107636" calcext:value-type="float">
            <text:p>89.147742210763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255-[.B30]" office:value-type="float" office:value="228" calcext:value-type="float">
            <text:p>228</text:p>
          </table:table-cell>
          <table:table-cell table:formula="of:=[.C30]*[.C30]/255*[.C30]/255*[.C30]/255" office:value-type="float" office:value="162.974195807043" calcext:value-type="float">
            <text:p>162.974195807043</text:p>
          </table:table-cell>
          <table:table-cell table:formula="of:=255-[.D30]" office:value-type="float" office:value="92.0258041929575" calcext:value-type="float">
            <text:p>92.02580419295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255-[.B31]" office:value-type="float" office:value="227" calcext:value-type="float">
            <text:p>227</text:p>
          </table:table-cell>
          <table:table-cell table:formula="of:=[.C31]*[.C31]/255*[.C31]/255*[.C31]/255" office:value-type="float" office:value="160.133754950962" calcext:value-type="float">
            <text:p>160.133754950962</text:p>
          </table:table-cell>
          <table:table-cell table:formula="of:=255-[.D31]" office:value-type="float" office:value="94.8662450490385" calcext:value-type="float">
            <text:p>94.866245049038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255-[.B32]" office:value-type="float" office:value="226" calcext:value-type="float">
            <text:p>226</text:p>
          </table:table-cell>
          <table:table-cell table:formula="of:=[.C32]*[.C32]/255*[.C32]/255*[.C32]/255" office:value-type="float" office:value="157.330605935877" calcext:value-type="float">
            <text:p>157.330605935877</text:p>
          </table:table-cell>
          <table:table-cell table:formula="of:=255-[.D32]" office:value-type="float" office:value="97.6693940641231" calcext:value-type="float">
            <text:p>97.66939406412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255-[.B33]" office:value-type="float" office:value="225" calcext:value-type="float">
            <text:p>225</text:p>
          </table:table-cell>
          <table:table-cell table:formula="of:=[.C33]*[.C33]/255*[.C33]/255*[.C33]/255" office:value-type="float" office:value="154.564420924079" calcext:value-type="float">
            <text:p>154.564420924079</text:p>
          </table:table-cell>
          <table:table-cell table:formula="of:=255-[.D33]" office:value-type="float" office:value="100.435579075921" calcext:value-type="float">
            <text:p>100.43557907592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255-[.B34]" office:value-type="float" office:value="224" calcext:value-type="float">
            <text:p>224</text:p>
          </table:table-cell>
          <table:table-cell table:formula="of:=[.C34]*[.C34]/255*[.C34]/255*[.C34]/255" office:value-type="float" office:value="151.834873525266" calcext:value-type="float">
            <text:p>151.834873525266</text:p>
          </table:table-cell>
          <table:table-cell table:formula="of:=255-[.D34]" office:value-type="float" office:value="103.165126474734" calcext:value-type="float">
            <text:p>103.16512647473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255-[.B35]" office:value-type="float" office:value="223" calcext:value-type="float">
            <text:p>223</text:p>
          </table:table-cell>
          <table:table-cell table:formula="of:=[.C35]*[.C35]/255*[.C35]/255*[.C35]/255" office:value-type="float" office:value="149.141638796541" calcext:value-type="float">
            <text:p>149.141638796541</text:p>
          </table:table-cell>
          <table:table-cell table:formula="of:=255-[.D35]" office:value-type="float" office:value="105.858361203459" calcext:value-type="float">
            <text:p>105.85836120345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255-[.B36]" office:value-type="float" office:value="222" calcext:value-type="float">
            <text:p>222</text:p>
          </table:table-cell>
          <table:table-cell table:formula="of:=[.C36]*[.C36]/255*[.C36]/255*[.C36]/255" office:value-type="float" office:value="146.484393242418" calcext:value-type="float">
            <text:p>146.484393242418</text:p>
          </table:table-cell>
          <table:table-cell table:formula="of:=255-[.D36]" office:value-type="float" office:value="108.515606757582" calcext:value-type="float">
            <text:p>108.51560675758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255-[.B37]" office:value-type="float" office:value="221" calcext:value-type="float">
            <text:p>221</text:p>
          </table:table-cell>
          <table:table-cell table:formula="of:=[.C37]*[.C37]/255*[.C37]/255*[.C37]/255" office:value-type="float" office:value="143.862814814815" calcext:value-type="float">
            <text:p>143.862814814815</text:p>
          </table:table-cell>
          <table:table-cell table:formula="of:=255-[.D37]" office:value-type="float" office:value="111.137185185185" calcext:value-type="float">
            <text:p>111.13718518518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255-[.B38]" office:value-type="float" office:value="220" calcext:value-type="float">
            <text:p>220</text:p>
          </table:table-cell>
          <table:table-cell table:formula="of:=[.C38]*[.C38]/255*[.C38]/255*[.C38]/255" office:value-type="float" office:value="141.276582913058" calcext:value-type="float">
            <text:p>141.276582913058</text:p>
          </table:table-cell>
          <table:table-cell table:formula="of:=255-[.D38]" office:value-type="float" office:value="113.723417086942" calcext:value-type="float">
            <text:p>113.72341708694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255-[.B39]" office:value-type="float" office:value="219" calcext:value-type="float">
            <text:p>219</text:p>
          </table:table-cell>
          <table:table-cell table:formula="of:=[.C39]*[.C39]/255*[.C39]/255*[.C39]/255" office:value-type="float" office:value="138.72537838388" calcext:value-type="float">
            <text:p>138.72537838388</text:p>
          </table:table-cell>
          <table:table-cell table:formula="of:=255-[.D39]" office:value-type="float" office:value="116.274621616121" calcext:value-type="float">
            <text:p>116.2746216161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255-[.B40]" office:value-type="float" office:value="218" calcext:value-type="float">
            <text:p>218</text:p>
          </table:table-cell>
          <table:table-cell table:formula="of:=[.C40]*[.C40]/255*[.C40]/255*[.C40]/255" office:value-type="float" office:value="136.208883521421" calcext:value-type="float">
            <text:p>136.208883521421</text:p>
          </table:table-cell>
          <table:table-cell table:formula="of:=255-[.D40]" office:value-type="float" office:value="118.791116478579" calcext:value-type="float">
            <text:p>118.79111647857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255-[.B41]" office:value-type="float" office:value="217" calcext:value-type="float">
            <text:p>217</text:p>
          </table:table-cell>
          <table:table-cell table:formula="of:=[.C41]*[.C41]/255*[.C41]/255*[.C41]/255" office:value-type="float" office:value="133.726782067229" calcext:value-type="float">
            <text:p>133.726782067229</text:p>
          </table:table-cell>
          <table:table-cell table:formula="of:=255-[.D41]" office:value-type="float" office:value="121.273217932771" calcext:value-type="float">
            <text:p>121.27321793277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255-[.B42]" office:value-type="float" office:value="216" calcext:value-type="float">
            <text:p>216</text:p>
          </table:table-cell>
          <table:table-cell table:formula="of:=[.C42]*[.C42]/255*[.C42]/255*[.C42]/255" office:value-type="float" office:value="131.278759210259" calcext:value-type="float">
            <text:p>131.278759210259</text:p>
          </table:table-cell>
          <table:table-cell table:formula="of:=255-[.D42]" office:value-type="float" office:value="123.721240789741" calcext:value-type="float">
            <text:p>123.72124078974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255-[.B43]" office:value-type="float" office:value="215" calcext:value-type="float">
            <text:p>215</text:p>
          </table:table-cell>
          <table:table-cell table:formula="of:=[.C43]*[.C43]/255*[.C43]/255*[.C43]/255" office:value-type="float" office:value="128.864501586871" calcext:value-type="float">
            <text:p>128.864501586871</text:p>
          </table:table-cell>
          <table:table-cell table:formula="of:=255-[.D43]" office:value-type="float" office:value="126.135498413129" calcext:value-type="float">
            <text:p>126.13549841312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255-[.B44]" office:value-type="float" office:value="214" calcext:value-type="float">
            <text:p>214</text:p>
          </table:table-cell>
          <table:table-cell table:formula="of:=[.C44]*[.C44]/255*[.C44]/255*[.C44]/255" office:value-type="float" office:value="126.483697280835" calcext:value-type="float">
            <text:p>126.483697280835</text:p>
          </table:table-cell>
          <table:table-cell table:formula="of:=255-[.D44]" office:value-type="float" office:value="128.516302719165" calcext:value-type="float">
            <text:p>128.51630271916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255-[.B45]" office:value-type="float" office:value="213" calcext:value-type="float">
            <text:p>213</text:p>
          </table:table-cell>
          <table:table-cell table:formula="of:=[.C45]*[.C45]/255*[.C45]/255*[.C45]/255" office:value-type="float" office:value="124.136035823326" calcext:value-type="float">
            <text:p>124.136035823326</text:p>
          </table:table-cell>
          <table:table-cell table:formula="of:=255-[.D45]" office:value-type="float" office:value="130.863964176674" calcext:value-type="float">
            <text:p>130.86396417667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255-[.B46]" office:value-type="float" office:value="212" calcext:value-type="float">
            <text:p>212</text:p>
          </table:table-cell>
          <table:table-cell table:formula="of:=[.C46]*[.C46]/255*[.C46]/255*[.C46]/255" office:value-type="float" office:value="121.821208192927" calcext:value-type="float">
            <text:p>121.821208192927</text:p>
          </table:table-cell>
          <table:table-cell table:formula="of:=255-[.D46]" office:value-type="float" office:value="133.178791807073" calcext:value-type="float">
            <text:p>133.17879180707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255-[.B47]" office:value-type="float" office:value="211" calcext:value-type="float">
            <text:p>211</text:p>
          </table:table-cell>
          <table:table-cell table:formula="of:=[.C47]*[.C47]/255*[.C47]/255*[.C47]/255" office:value-type="float" office:value="119.538906815629" calcext:value-type="float">
            <text:p>119.538906815629</text:p>
          </table:table-cell>
          <table:table-cell table:formula="of:=255-[.D47]" office:value-type="float" office:value="135.461093184371" calcext:value-type="float">
            <text:p>135.46109318437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255-[.B48]" office:value-type="float" office:value="210" calcext:value-type="float">
            <text:p>210</text:p>
          </table:table-cell>
          <table:table-cell table:formula="of:=[.C48]*[.C48]/255*[.C48]/255*[.C48]/255" office:value-type="float" office:value="117.288825564828" calcext:value-type="float">
            <text:p>117.288825564828</text:p>
          </table:table-cell>
          <table:table-cell table:formula="of:=255-[.D48]" office:value-type="float" office:value="137.711174435172" calcext:value-type="float">
            <text:p>137.71117443517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255-[.B49]" office:value-type="float" office:value="209" calcext:value-type="float">
            <text:p>209</text:p>
          </table:table-cell>
          <table:table-cell table:formula="of:=[.C49]*[.C49]/255*[.C49]/255*[.C49]/255" office:value-type="float" office:value="115.070659761329" calcext:value-type="float">
            <text:p>115.070659761329</text:p>
          </table:table-cell>
          <table:table-cell table:formula="of:=255-[.D49]" office:value-type="float" office:value="139.929340238671" calcext:value-type="float">
            <text:p>139.92934023867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255-[.B50]" office:value-type="float" office:value="208" calcext:value-type="float">
            <text:p>208</text:p>
          </table:table-cell>
          <table:table-cell table:formula="of:=[.C50]*[.C50]/255*[.C50]/255*[.C50]/255" office:value-type="float" office:value="112.884106173342" calcext:value-type="float">
            <text:p>112.884106173342</text:p>
          </table:table-cell>
          <table:table-cell table:formula="of:=255-[.D50]" office:value-type="float" office:value="142.115893826658" calcext:value-type="float">
            <text:p>142.11589382665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255-[.B51]" office:value-type="float" office:value="207" calcext:value-type="float">
            <text:p>207</text:p>
          </table:table-cell>
          <table:table-cell table:formula="of:=[.C51]*[.C51]/255*[.C51]/255*[.C51]/255" office:value-type="float" office:value="110.728863016487" calcext:value-type="float">
            <text:p>110.728863016487</text:p>
          </table:table-cell>
          <table:table-cell table:formula="of:=255-[.D51]" office:value-type="float" office:value="144.271136983513" calcext:value-type="float">
            <text:p>144.27113698351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255-[.B52]" office:value-type="float" office:value="206" calcext:value-type="float">
            <text:p>206</text:p>
          </table:table-cell>
          <table:table-cell table:formula="of:=[.C52]*[.C52]/255*[.C52]/255*[.C52]/255" office:value-type="float" office:value="108.604629953789" calcext:value-type="float">
            <text:p>108.604629953789</text:p>
          </table:table-cell>
          <table:table-cell table:formula="of:=255-[.D52]" office:value-type="float" office:value="146.395370046212" calcext:value-type="float">
            <text:p>146.39537004621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255-[.B53]" office:value-type="float" office:value="205" calcext:value-type="float">
            <text:p>205</text:p>
          </table:table-cell>
          <table:table-cell table:formula="of:=[.C53]*[.C53]/255*[.C53]/255*[.C53]/255" office:value-type="float" office:value="106.51110809568" calcext:value-type="float">
            <text:p>106.51110809568</text:p>
          </table:table-cell>
          <table:table-cell table:formula="of:=255-[.D53]" office:value-type="float" office:value="148.48889190432" calcext:value-type="float">
            <text:p>148.4888919043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255-[.B54]" office:value-type="float" office:value="204" calcext:value-type="float">
            <text:p>204</text:p>
          </table:table-cell>
          <table:table-cell table:formula="of:=[.C54]*[.C54]/255*[.C54]/255*[.C54]/255" office:value-type="float" office:value="104.448" calcext:value-type="float">
            <text:p>104.448</text:p>
          </table:table-cell>
          <table:table-cell table:formula="of:=255-[.D54]" office:value-type="float" office:value="150.552" calcext:value-type="float">
            <text:p>150.552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255-[.B55]" office:value-type="float" office:value="203" calcext:value-type="float">
            <text:p>203</text:p>
          </table:table-cell>
          <table:table-cell table:formula="of:=[.C55]*[.C55]/255*[.C55]/255*[.C55]/255" office:value-type="float" office:value="102.415009671996" calcext:value-type="float">
            <text:p>102.415009671996</text:p>
          </table:table-cell>
          <table:table-cell table:formula="of:=255-[.D55]" office:value-type="float" office:value="152.584990328004" calcext:value-type="float">
            <text:p>152.58499032800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255-[.B56]" office:value-type="float" office:value="202" calcext:value-type="float">
            <text:p>202</text:p>
          </table:table-cell>
          <table:table-cell table:formula="of:=[.C56]*[.C56]/255*[.C56]/255*[.C56]/255" office:value-type="float" office:value="100.411842564323" calcext:value-type="float">
            <text:p>100.411842564323</text:p>
          </table:table-cell>
          <table:table-cell table:formula="of:=255-[.D56]" office:value-type="float" office:value="154.588157435677" calcext:value-type="float">
            <text:p>154.58815743567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255-[.B57]" office:value-type="float" office:value="201" calcext:value-type="float">
            <text:p>201</text:p>
          </table:table-cell>
          <table:table-cell table:formula="of:=[.C57]*[.C57]/255*[.C57]/255*[.C57]/255" office:value-type="float" office:value="98.4382055770405" calcext:value-type="float">
            <text:p>98.4382055770405</text:p>
          </table:table-cell>
          <table:table-cell table:formula="of:=255-[.D57]" office:value-type="float" office:value="156.56179442296" calcext:value-type="float">
            <text:p>156.5617944229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255-[.B58]" office:value-type="float" office:value="200" calcext:value-type="float">
            <text:p>200</text:p>
          </table:table-cell>
          <table:table-cell table:formula="of:=[.C58]*[.C58]/255*[.C58]/255*[.C58]/255" office:value-type="float" office:value="96.4938070576174" calcext:value-type="float">
            <text:p>96.4938070576174</text:p>
          </table:table-cell>
          <table:table-cell table:formula="of:=255-[.D58]" office:value-type="float" office:value="158.506192942383" calcext:value-type="float">
            <text:p>158.50619294238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255-[.B59]" office:value-type="float" office:value="199" calcext:value-type="float">
            <text:p>199</text:p>
          </table:table-cell>
          <table:table-cell table:formula="of:=[.C59]*[.C59]/255*[.C59]/255*[.C59]/255" office:value-type="float" office:value="94.5783568009288" calcext:value-type="float">
            <text:p>94.5783568009288</text:p>
          </table:table-cell>
          <table:table-cell table:formula="of:=255-[.D59]" office:value-type="float" office:value="160.421643199071" calcext:value-type="float">
            <text:p>160.42164319907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255-[.B60]" office:value-type="float" office:value="198" calcext:value-type="float">
            <text:p>198</text:p>
          </table:table-cell>
          <table:table-cell table:formula="of:=[.C60]*[.C60]/255*[.C60]/255*[.C60]/255" office:value-type="float" office:value="92.6915660492571" calcext:value-type="float">
            <text:p>92.6915660492571</text:p>
          </table:table-cell>
          <table:table-cell table:formula="of:=255-[.D60]" office:value-type="float" office:value="162.308433950743" calcext:value-type="float">
            <text:p>162.30843395074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255-[.B61]" office:value-type="float" office:value="197" calcext:value-type="float">
            <text:p>197</text:p>
          </table:table-cell>
          <table:table-cell table:formula="of:=[.C61]*[.C61]/255*[.C61]/255*[.C61]/255" office:value-type="float" office:value="90.8331474922918" calcext:value-type="float">
            <text:p>90.8331474922918</text:p>
          </table:table-cell>
          <table:table-cell table:formula="of:=255-[.D61]" office:value-type="float" office:value="164.166852507708" calcext:value-type="float">
            <text:p>164.166852507708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255-[.B62]" office:value-type="float" office:value="196" calcext:value-type="float">
            <text:p>196</text:p>
          </table:table-cell>
          <table:table-cell table:formula="of:=[.C62]*[.C62]/255*[.C62]/255*[.C62]/255" office:value-type="float" office:value="89.0028152671295" calcext:value-type="float">
            <text:p>89.0028152671295</text:p>
          </table:table-cell>
          <table:table-cell table:formula="of:=255-[.D62]" office:value-type="float" office:value="165.99718473287" calcext:value-type="float">
            <text:p>165.9971847328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255-[.B63]" office:value-type="float" office:value="195" calcext:value-type="float">
            <text:p>195</text:p>
          </table:table-cell>
          <table:table-cell table:formula="of:=[.C63]*[.C63]/255*[.C63]/255*[.C63]/255" office:value-type="float" office:value="87.200284958274" calcext:value-type="float">
            <text:p>87.200284958274</text:p>
          </table:table-cell>
          <table:table-cell table:formula="of:=255-[.D63]" office:value-type="float" office:value="167.799715041726" calcext:value-type="float">
            <text:p>167.79971504172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255-[.B64]" office:value-type="float" office:value="194" calcext:value-type="float">
            <text:p>194</text:p>
          </table:table-cell>
          <table:table-cell table:formula="of:=[.C64]*[.C64]/255*[.C64]/255*[.C64]/255" office:value-type="float" office:value="85.4252735976359" calcext:value-type="float">
            <text:p>85.4252735976359</text:p>
          </table:table-cell>
          <table:table-cell table:formula="of:=255-[.D64]" office:value-type="float" office:value="169.574726402364" calcext:value-type="float">
            <text:p>169.57472640236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255-[.B65]" office:value-type="float" office:value="193" calcext:value-type="float">
            <text:p>193</text:p>
          </table:table-cell>
          <table:table-cell table:formula="of:=[.C65]*[.C65]/255*[.C65]/255*[.C65]/255" office:value-type="float" office:value="83.6774996645332" calcext:value-type="float">
            <text:p>83.6774996645332</text:p>
          </table:table-cell>
          <table:table-cell table:formula="of:=255-[.D65]" office:value-type="float" office:value="171.322500335467" calcext:value-type="float">
            <text:p>171.32250033546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255-[.B66]" office:value-type="float" office:value="192" calcext:value-type="float">
            <text:p>192</text:p>
          </table:table-cell>
          <table:table-cell table:formula="of:=[.C66]*[.C66]/255*[.C66]/255*[.C66]/255" office:value-type="float" office:value="81.956683085691" calcext:value-type="float">
            <text:p>81.956683085691</text:p>
          </table:table-cell>
          <table:table-cell table:formula="of:=255-[.D66]" office:value-type="float" office:value="173.043316914309" calcext:value-type="float">
            <text:p>173.04331691430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255-[.B67]" office:value-type="float" office:value="191" calcext:value-type="float">
            <text:p>191</text:p>
          </table:table-cell>
          <table:table-cell table:formula="of:=[.C67]*[.C67]/255*[.C67]/255*[.C67]/255" office:value-type="float" office:value="80.2625452352413" calcext:value-type="float">
            <text:p>80.2625452352413</text:p>
          </table:table-cell>
          <table:table-cell table:formula="of:=255-[.D67]" office:value-type="float" office:value="174.737454764759" calcext:value-type="float">
            <text:p>174.73745476475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255-[.B68]" office:value-type="float" office:value="190" calcext:value-type="float">
            <text:p>190</text:p>
          </table:table-cell>
          <table:table-cell table:formula="of:=[.C68]*[.C68]/255*[.C68]/255*[.C68]/255" office:value-type="float" office:value="78.5948089347234" calcext:value-type="float">
            <text:p>78.5948089347234</text:p>
          </table:table-cell>
          <table:table-cell table:formula="of:=255-[.D68]" office:value-type="float" office:value="176.405191065277" calcext:value-type="float">
            <text:p>176.4051910652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255-[.B69]" office:value-type="float" office:value="189" calcext:value-type="float">
            <text:p>189</text:p>
          </table:table-cell>
          <table:table-cell table:formula="of:=[.C69]*[.C69]/255*[.C69]/255*[.C69]/255" office:value-type="float" office:value="76.9531984530837" calcext:value-type="float">
            <text:p>76.9531984530837</text:p>
          </table:table-cell>
          <table:table-cell table:formula="of:=255-[.D69]" office:value-type="float" office:value="178.046801546916" calcext:value-type="float">
            <text:p>178.04680154691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255-[.B70]" office:value-type="float" office:value="188" calcext:value-type="float">
            <text:p>188</text:p>
          </table:table-cell>
          <table:table-cell table:formula="of:=[.C70]*[.C70]/255*[.C70]/255*[.C70]/255" office:value-type="float" office:value="75.3374395066754" calcext:value-type="float">
            <text:p>75.3374395066754</text:p>
          </table:table-cell>
          <table:table-cell table:formula="of:=255-[.D70]" office:value-type="float" office:value="179.662560493325" calcext:value-type="float">
            <text:p>179.66256049332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255-[.B71]" office:value-type="float" office:value="187" calcext:value-type="float">
            <text:p>187</text:p>
          </table:table-cell>
          <table:table-cell table:formula="of:=[.C71]*[.C71]/255*[.C71]/255*[.C71]/255" office:value-type="float" office:value="73.7472592592593" calcext:value-type="float">
            <text:p>73.7472592592593</text:p>
          </table:table-cell>
          <table:table-cell table:formula="of:=255-[.D71]" office:value-type="float" office:value="181.252740740741" calcext:value-type="float">
            <text:p>181.25274074074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255-[.B72]" office:value-type="float" office:value="186" calcext:value-type="float">
            <text:p>186</text:p>
          </table:table-cell>
          <table:table-cell table:formula="of:=[.C72]*[.C72]/255*[.C72]/255*[.C72]/255" office:value-type="float" office:value="72.1823863220028" calcext:value-type="float">
            <text:p>72.1823863220028</text:p>
          </table:table-cell>
          <table:table-cell table:formula="of:=255-[.D72]" office:value-type="float" office:value="182.817613677997" calcext:value-type="float">
            <text:p>182.81761367799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255-[.B73]" office:value-type="float" office:value="185" calcext:value-type="float">
            <text:p>185</text:p>
          </table:table-cell>
          <table:table-cell table:formula="of:=[.C73]*[.C73]/255*[.C73]/255*[.C73]/255" office:value-type="float" office:value="70.642550753481" calcext:value-type="float">
            <text:p>70.642550753481</text:p>
          </table:table-cell>
          <table:table-cell table:formula="of:=255-[.D73]" office:value-type="float" office:value="184.357449246519" calcext:value-type="float">
            <text:p>184.35744924651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255-[.B74]" office:value-type="float" office:value="184" calcext:value-type="float">
            <text:p>184</text:p>
          </table:table-cell>
          <table:table-cell table:formula="of:=[.C74]*[.C74]/255*[.C74]/255*[.C74]/255" office:value-type="float" office:value="69.1274840596754" calcext:value-type="float">
            <text:p>69.1274840596754</text:p>
          </table:table-cell>
          <table:table-cell table:formula="of:=255-[.D74]" office:value-type="float" office:value="185.872515940325" calcext:value-type="float">
            <text:p>185.87251594032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255-[.B75]" office:value-type="float" office:value="183" calcext:value-type="float">
            <text:p>183</text:p>
          </table:table-cell>
          <table:table-cell table:formula="of:=[.C75]*[.C75]/255*[.C75]/255*[.C75]/255" office:value-type="float" office:value="67.6369191939752" calcext:value-type="float">
            <text:p>67.6369191939752</text:p>
          </table:table-cell>
          <table:table-cell table:formula="of:=255-[.D75]" office:value-type="float" office:value="187.363080806025" calcext:value-type="float">
            <text:p>187.36308080602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255-[.B76]" office:value-type="float" office:value="182" calcext:value-type="float">
            <text:p>182</text:p>
          </table:table-cell>
          <table:table-cell table:formula="of:=[.C76]*[.C76]/255*[.C76]/255*[.C76]/255" office:value-type="float" office:value="66.1705905571764" calcext:value-type="float">
            <text:p>66.1705905571764</text:p>
          </table:table-cell>
          <table:table-cell table:formula="of:=255-[.D76]" office:value-type="float" office:value="188.829409442824" calcext:value-type="float">
            <text:p>188.82940944282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255-[.B77]" office:value-type="float" office:value="181" calcext:value-type="float">
            <text:p>181</text:p>
          </table:table-cell>
          <table:table-cell table:formula="of:=[.C77]*[.C77]/255*[.C77]/255*[.C77]/255" office:value-type="float" office:value="64.7282339974821" calcext:value-type="float">
            <text:p>64.7282339974821</text:p>
          </table:table-cell>
          <table:table-cell table:formula="of:=255-[.D77]" office:value-type="float" office:value="190.271766002518" calcext:value-type="float">
            <text:p>190.2717660025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255-[.B78]" office:value-type="float" office:value="180" calcext:value-type="float">
            <text:p>180</text:p>
          </table:table-cell>
          <table:table-cell table:formula="of:=[.C78]*[.C78]/255*[.C78]/255*[.C78]/255" office:value-type="float" office:value="63.3095868105028" calcext:value-type="float">
            <text:p>63.3095868105028</text:p>
          </table:table-cell>
          <table:table-cell table:formula="of:=255-[.D78]" office:value-type="float" office:value="191.690413189497" calcext:value-type="float">
            <text:p>191.69041318949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255-[.B79]" office:value-type="float" office:value="179" calcext:value-type="float">
            <text:p>179</text:p>
          </table:table-cell>
          <table:table-cell table:formula="of:=[.C79]*[.C79]/255*[.C79]/255*[.C79]/255" office:value-type="float" office:value="61.9143877392556" calcext:value-type="float">
            <text:p>61.9143877392556</text:p>
          </table:table-cell>
          <table:table-cell table:formula="of:=255-[.D79]" office:value-type="float" office:value="193.085612260744" calcext:value-type="float">
            <text:p>193.08561226074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255-[.B80]" office:value-type="float" office:value="178" calcext:value-type="float">
            <text:p>178</text:p>
          </table:table-cell>
          <table:table-cell table:formula="of:=[.C80]*[.C80]/255*[.C80]/255*[.C80]/255" office:value-type="float" office:value="60.5423769741653" calcext:value-type="float">
            <text:p>60.5423769741653</text:p>
          </table:table-cell>
          <table:table-cell table:formula="of:=255-[.D80]" office:value-type="float" office:value="194.457623025835" calcext:value-type="float">
            <text:p>194.45762302583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255-[.B81]" office:value-type="float" office:value="177" calcext:value-type="float">
            <text:p>177</text:p>
          </table:table-cell>
          <table:table-cell table:formula="of:=[.C81]*[.C81]/255*[.C81]/255*[.C81]/255" office:value-type="float" office:value="59.1932961530633" calcext:value-type="float">
            <text:p>59.1932961530633</text:p>
          </table:table-cell>
          <table:table-cell table:formula="of:=255-[.D81]" office:value-type="float" office:value="195.806703846937" calcext:value-type="float">
            <text:p>195.80670384693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255-[.B82]" office:value-type="float" office:value="176" calcext:value-type="float">
            <text:p>176</text:p>
          </table:table-cell>
          <table:table-cell table:formula="of:=[.C82]*[.C82]/255*[.C82]/255*[.C82]/255" office:value-type="float" office:value="57.8668883611884" calcext:value-type="float">
            <text:p>57.8668883611884</text:p>
          </table:table-cell>
          <table:table-cell table:formula="of:=255-[.D82]" office:value-type="float" office:value="197.133111638812" calcext:value-type="float">
            <text:p>197.13311163881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255-[.B83]" office:value-type="float" office:value="175" calcext:value-type="float">
            <text:p>175</text:p>
          </table:table-cell>
          <table:table-cell table:formula="of:=[.C83]*[.C83]/255*[.C83]/255*[.C83]/255" office:value-type="float" office:value="56.5628981311864" calcext:value-type="float">
            <text:p>56.5628981311864</text:p>
          </table:table-cell>
          <table:table-cell table:formula="of:=255-[.D83]" office:value-type="float" office:value="198.437101868814" calcext:value-type="float">
            <text:p>198.43710186881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255-[.B84]" office:value-type="float" office:value="174" calcext:value-type="float">
            <text:p>174</text:p>
          </table:table-cell>
          <table:table-cell table:formula="of:=[.C84]*[.C84]/255*[.C84]/255*[.C84]/255" office:value-type="float" office:value="55.2810714431101" calcext:value-type="float">
            <text:p>55.2810714431101</text:p>
          </table:table-cell>
          <table:table-cell table:formula="of:=255-[.D84]" office:value-type="float" office:value="199.71892855689" calcext:value-type="float">
            <text:p>199.7189285568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255-[.B85]" office:value-type="float" office:value="173" calcext:value-type="float">
            <text:p>173</text:p>
          </table:table-cell>
          <table:table-cell table:formula="of:=[.C85]*[.C85]/255*[.C85]/255*[.C85]/255" office:value-type="float" office:value="54.0211557244197" calcext:value-type="float">
            <text:p>54.0211557244197</text:p>
          </table:table-cell>
          <table:table-cell table:formula="of:=255-[.D85]" office:value-type="float" office:value="200.97884427558" calcext:value-type="float">
            <text:p>200.97884427558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255-[.B86]" office:value-type="float" office:value="172" calcext:value-type="float">
            <text:p>172</text:p>
          </table:table-cell>
          <table:table-cell table:formula="of:=[.C86]*[.C86]/255*[.C86]/255*[.C86]/255" office:value-type="float" office:value="52.7828998499823" calcext:value-type="float">
            <text:p>52.7828998499823</text:p>
          </table:table-cell>
          <table:table-cell table:formula="of:=255-[.D86]" office:value-type="float" office:value="202.217100150018" calcext:value-type="float">
            <text:p>202.21710015001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255-[.B87]" office:value-type="float" office:value="171" calcext:value-type="float">
            <text:p>171</text:p>
          </table:table-cell>
          <table:table-cell table:formula="of:=[.C87]*[.C87]/255*[.C87]/255*[.C87]/255" office:value-type="float" office:value="51.566054142072" calcext:value-type="float">
            <text:p>51.566054142072</text:p>
          </table:table-cell>
          <table:table-cell table:formula="of:=255-[.D87]" office:value-type="float" office:value="203.433945857928" calcext:value-type="float">
            <text:p>203.43394585792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255-[.B88]" office:value-type="float" office:value="170" calcext:value-type="float">
            <text:p>170</text:p>
          </table:table-cell>
          <table:table-cell table:formula="of:=[.C88]*[.C88]/255*[.C88]/255*[.C88]/255" office:value-type="float" office:value="50.3703703703704" calcext:value-type="float">
            <text:p>50.3703703703704</text:p>
          </table:table-cell>
          <table:table-cell table:formula="of:=255-[.D88]" office:value-type="float" office:value="204.62962962963" calcext:value-type="float">
            <text:p>204.62962962963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255-[.B89]" office:value-type="float" office:value="169" calcext:value-type="float">
            <text:p>169</text:p>
          </table:table-cell>
          <table:table-cell table:formula="of:=[.C89]*[.C89]/255*[.C89]/255*[.C89]/255" office:value-type="float" office:value="49.1956017519657" calcext:value-type="float">
            <text:p>49.1956017519657</text:p>
          </table:table-cell>
          <table:table-cell table:formula="of:=255-[.D89]" office:value-type="float" office:value="205.804398248034" calcext:value-type="float">
            <text:p>205.80439824803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255-[.B90]" office:value-type="float" office:value="168" calcext:value-type="float">
            <text:p>168</text:p>
          </table:table-cell>
          <table:table-cell table:formula="of:=[.C90]*[.C90]/255*[.C90]/255*[.C90]/255" office:value-type="float" office:value="48.0415029513536" calcext:value-type="float">
            <text:p>48.0415029513536</text:p>
          </table:table-cell>
          <table:table-cell table:formula="of:=255-[.D90]" office:value-type="float" office:value="206.958497048646" calcext:value-type="float">
            <text:p>206.95849704864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255-[.B91]" office:value-type="float" office:value="167" calcext:value-type="float">
            <text:p>167</text:p>
          </table:table-cell>
          <table:table-cell table:formula="of:=[.C91]*[.C91]/255*[.C91]/255*[.C91]/255" office:value-type="float" office:value="46.9078300804366" calcext:value-type="float">
            <text:p>46.9078300804366</text:p>
          </table:table-cell>
          <table:table-cell table:formula="of:=255-[.D91]" office:value-type="float" office:value="208.092169919563" calcext:value-type="float">
            <text:p>208.09216991956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255-[.B92]" office:value-type="float" office:value="166" calcext:value-type="float">
            <text:p>166</text:p>
          </table:table-cell>
          <table:table-cell table:formula="of:=[.C92]*[.C92]/255*[.C92]/255*[.C92]/255" office:value-type="float" office:value="45.7943406985247" calcext:value-type="float">
            <text:p>45.7943406985247</text:p>
          </table:table-cell>
          <table:table-cell table:formula="of:=255-[.D92]" office:value-type="float" office:value="209.205659301475" calcext:value-type="float">
            <text:p>209.20565930147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255-[.B93]" office:value-type="float" office:value="165" calcext:value-type="float">
            <text:p>165</text:p>
          </table:table-cell>
          <table:table-cell table:formula="of:=[.C93]*[.C93]/255*[.C93]/255*[.C93]/255" office:value-type="float" office:value="44.7007938123346" calcext:value-type="float">
            <text:p>44.7007938123346</text:p>
          </table:table-cell>
          <table:table-cell table:formula="of:=255-[.D93]" office:value-type="float" office:value="210.299206187665" calcext:value-type="float">
            <text:p>210.29920618766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255-[.B94]" office:value-type="float" office:value="164" calcext:value-type="float">
            <text:p>164</text:p>
          </table:table-cell>
          <table:table-cell table:formula="of:=[.C94]*[.C94]/255*[.C94]/255*[.C94]/255" office:value-type="float" office:value="43.6269498759904" calcext:value-type="float">
            <text:p>43.6269498759904</text:p>
          </table:table-cell>
          <table:table-cell table:formula="of:=255-[.D94]" office:value-type="float" office:value="211.37305012401" calcext:value-type="float">
            <text:p>211.3730501240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255-[.B95]" office:value-type="float" office:value="163" calcext:value-type="float">
            <text:p>163</text:p>
          </table:table-cell>
          <table:table-cell table:formula="of:=[.C95]*[.C95]/255*[.C95]/255*[.C95]/255" office:value-type="float" office:value="42.5725707910231" calcext:value-type="float">
            <text:p>42.5725707910231</text:p>
          </table:table-cell>
          <table:table-cell table:formula="of:=255-[.D95]" office:value-type="float" office:value="212.427429208977" calcext:value-type="float">
            <text:p>212.42742920897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255-[.B96]" office:value-type="float" office:value="162" calcext:value-type="float">
            <text:p>162</text:p>
          </table:table-cell>
          <table:table-cell table:formula="of:=[.C96]*[.C96]/255*[.C96]/255*[.C96]/255" office:value-type="float" office:value="41.5374199063709" calcext:value-type="float">
            <text:p>41.5374199063709</text:p>
          </table:table-cell>
          <table:table-cell table:formula="of:=255-[.D96]" office:value-type="float" office:value="213.462580093629" calcext:value-type="float">
            <text:p>213.46258009362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255-[.B97]" office:value-type="float" office:value="161" calcext:value-type="float">
            <text:p>161</text:p>
          </table:table-cell>
          <table:table-cell table:formula="of:=[.C97]*[.C97]/255*[.C97]/255*[.C97]/255" office:value-type="float" office:value="40.5212620183791" calcext:value-type="float">
            <text:p>40.5212620183791</text:p>
          </table:table-cell>
          <table:table-cell table:formula="of:=255-[.D97]" office:value-type="float" office:value="214.478737981621" calcext:value-type="float">
            <text:p>214.47873798162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255-[.B98]" office:value-type="float" office:value="160" calcext:value-type="float">
            <text:p>160</text:p>
          </table:table-cell>
          <table:table-cell table:formula="of:=[.C98]*[.C98]/255*[.C98]/255*[.C98]/255" office:value-type="float" office:value="39.5238633708001" calcext:value-type="float">
            <text:p>39.5238633708001</text:p>
          </table:table-cell>
          <table:table-cell table:formula="of:=255-[.D98]" office:value-type="float" office:value="215.4761366292" calcext:value-type="float">
            <text:p>215.476136629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255-[.B99]" office:value-type="float" office:value="159" calcext:value-type="float">
            <text:p>159</text:p>
          </table:table-cell>
          <table:table-cell table:formula="of:=[.C99]*[.C99]/255*[.C99]/255*[.C99]/255" office:value-type="float" office:value="38.5449916547934" calcext:value-type="float">
            <text:p>38.5449916547934</text:p>
          </table:table-cell>
          <table:table-cell table:formula="of:=255-[.D99]" office:value-type="float" office:value="216.455008345207" calcext:value-type="float">
            <text:p>216.45500834520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255-[.B100]" office:value-type="float" office:value="158" calcext:value-type="float">
            <text:p>158</text:p>
          </table:table-cell>
          <table:table-cell table:formula="of:=[.C100]*[.C100]/255*[.C100]/255*[.C100]/255" office:value-type="float" office:value="37.5844160089257" calcext:value-type="float">
            <text:p>37.5844160089257</text:p>
          </table:table-cell>
          <table:table-cell table:formula="of:=255-[.D100]" office:value-type="float" office:value="217.415583991074" calcext:value-type="float">
            <text:p>217.41558399107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255-[.B101]" office:value-type="float" office:value="157" calcext:value-type="float">
            <text:p>157</text:p>
          </table:table-cell>
          <table:table-cell table:formula="of:=[.C101]*[.C101]/255*[.C101]/255*[.C101]/255" office:value-type="float" office:value="36.6419070191706" calcext:value-type="float">
            <text:p>36.6419070191706</text:p>
          </table:table-cell>
          <table:table-cell table:formula="of:=255-[.D101]" office:value-type="float" office:value="218.358092980829" calcext:value-type="float">
            <text:p>218.358092980829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255-[.B102]" office:value-type="float" office:value="156" calcext:value-type="float">
            <text:p>156</text:p>
          </table:table-cell>
          <table:table-cell table:formula="of:=[.C102]*[.C102]/255*[.C102]/255*[.C102]/255" office:value-type="float" office:value="35.717236718909" calcext:value-type="float">
            <text:p>35.717236718909</text:p>
          </table:table-cell>
          <table:table-cell table:formula="of:=255-[.D102]" office:value-type="float" office:value="219.282763281091" calcext:value-type="float">
            <text:p>219.28276328109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255-[.B103]" office:value-type="float" office:value="155" calcext:value-type="float">
            <text:p>155</text:p>
          </table:table-cell>
          <table:table-cell table:formula="of:=[.C103]*[.C103]/255*[.C103]/255*[.C103]/255" office:value-type="float" office:value="34.8101785889288" calcext:value-type="float">
            <text:p>34.8101785889288</text:p>
          </table:table-cell>
          <table:table-cell table:formula="of:=255-[.D103]" office:value-type="float" office:value="220.189821411071" calcext:value-type="float">
            <text:p>220.189821411071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255-[.B104]" office:value-type="float" office:value="154" calcext:value-type="float">
            <text:p>154</text:p>
          </table:table-cell>
          <table:table-cell table:formula="of:=[.C104]*[.C104]/255*[.C104]/255*[.C104]/255" office:value-type="float" office:value="33.9205075574251" calcext:value-type="float">
            <text:p>33.9205075574251</text:p>
          </table:table-cell>
          <table:table-cell table:formula="of:=255-[.D104]" office:value-type="float" office:value="221.079492442575" calcext:value-type="float">
            <text:p>221.079492442575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255-[.B105]" office:value-type="float" office:value="153" calcext:value-type="float">
            <text:p>153</text:p>
          </table:table-cell>
          <table:table-cell table:formula="of:=[.C105]*[.C105]/255*[.C105]/255*[.C105]/255" office:value-type="float" office:value="33.048" calcext:value-type="float">
            <text:p>33.048</text:p>
          </table:table-cell>
          <table:table-cell table:formula="of:=255-[.D105]" office:value-type="float" office:value="221.952" calcext:value-type="float">
            <text:p>221.95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255-[.B106]" office:value-type="float" office:value="152" calcext:value-type="float">
            <text:p>152</text:p>
          </table:table-cell>
          <table:table-cell table:formula="of:=[.C106]*[.C106]/255*[.C106]/255*[.C106]/255" office:value-type="float" office:value="32.1924337396627" calcext:value-type="float">
            <text:p>32.1924337396627</text:p>
          </table:table-cell>
          <table:table-cell table:formula="of:=255-[.D106]" office:value-type="float" office:value="222.807566260337" calcext:value-type="float">
            <text:p>222.80756626033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255-[.B107]" office:value-type="float" office:value="151" calcext:value-type="float">
            <text:p>151</text:p>
          </table:table-cell>
          <table:table-cell table:formula="of:=[.C107]*[.C107]/255*[.C107]/255*[.C107]/255" office:value-type="float" office:value="31.3535880468297" calcext:value-type="float">
            <text:p>31.3535880468297</text:p>
          </table:table-cell>
          <table:table-cell table:formula="of:=255-[.D107]" office:value-type="float" office:value="223.64641195317" calcext:value-type="float">
            <text:p>223.6464119531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255-[.B108]" office:value-type="float" office:value="150" calcext:value-type="float">
            <text:p>150</text:p>
          </table:table-cell>
          <table:table-cell table:formula="of:=[.C108]*[.C108]/255*[.C108]/255*[.C108]/255" office:value-type="float" office:value="30.5312436393242" calcext:value-type="float">
            <text:p>30.5312436393242</text:p>
          </table:table-cell>
          <table:table-cell table:formula="of:=255-[.D108]" office:value-type="float" office:value="224.468756360676" calcext:value-type="float">
            <text:p>224.46875636067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255-[.B109]" office:value-type="float" office:value="149" calcext:value-type="float">
            <text:p>149</text:p>
          </table:table-cell>
          <table:table-cell table:formula="of:=[.C109]*[.C109]/255*[.C109]/255*[.C109]/255" office:value-type="float" office:value="29.7251826823771" calcext:value-type="float">
            <text:p>29.7251826823771</text:p>
          </table:table-cell>
          <table:table-cell table:formula="of:=255-[.D109]" office:value-type="float" office:value="225.274817317623" calcext:value-type="float">
            <text:p>225.27481731762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255-[.B110]" office:value-type="float" office:value="148" calcext:value-type="float">
            <text:p>148</text:p>
          </table:table-cell>
          <table:table-cell table:formula="of:=[.C110]*[.C110]/255*[.C110]/255*[.C110]/255" office:value-type="float" office:value="28.9351887886258" calcext:value-type="float">
            <text:p>28.9351887886258</text:p>
          </table:table-cell>
          <table:table-cell table:formula="of:=255-[.D110]" office:value-type="float" office:value="226.064811211374" calcext:value-type="float">
            <text:p>226.06481121137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255-[.B111]" office:value-type="float" office:value="147" calcext:value-type="float">
            <text:p>147</text:p>
          </table:table-cell>
          <table:table-cell table:formula="of:=[.C111]*[.C111]/255*[.C111]/255*[.C111]/255" office:value-type="float" office:value="28.1610470181152" calcext:value-type="float">
            <text:p>28.1610470181152</text:p>
          </table:table-cell>
          <table:table-cell table:formula="of:=255-[.D111]" office:value-type="float" office:value="226.838952981885" calcext:value-type="float">
            <text:p>226.83895298188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255-[.B112]" office:value-type="float" office:value="146" calcext:value-type="float">
            <text:p>146</text:p>
          </table:table-cell>
          <table:table-cell table:formula="of:=[.C112]*[.C112]/255*[.C112]/255*[.C112]/255" office:value-type="float" office:value="27.4025438782972" calcext:value-type="float">
            <text:p>27.4025438782972</text:p>
          </table:table-cell>
          <table:table-cell table:formula="of:=255-[.D112]" office:value-type="float" office:value="227.597456121703" calcext:value-type="float">
            <text:p>227.59745612170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255-[.B113]" office:value-type="float" office:value="145" calcext:value-type="float">
            <text:p>145</text:p>
          </table:table-cell>
          <table:table-cell table:formula="of:=[.C113]*[.C113]/255*[.C113]/255*[.C113]/255" office:value-type="float" office:value="26.6594673240307" calcext:value-type="float">
            <text:p>26.6594673240307</text:p>
          </table:table-cell>
          <table:table-cell table:formula="of:=255-[.D113]" office:value-type="float" office:value="228.340532675969" calcext:value-type="float">
            <text:p>228.34053267596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255-[.B114]" office:value-type="float" office:value="144" calcext:value-type="float">
            <text:p>144</text:p>
          </table:table-cell>
          <table:table-cell table:formula="of:=[.C114]*[.C114]/255*[.C114]/255*[.C114]/255" office:value-type="float" office:value="25.9316067575819" calcext:value-type="float">
            <text:p>25.9316067575819</text:p>
          </table:table-cell>
          <table:table-cell table:formula="of:=255-[.D114]" office:value-type="float" office:value="229.068393242418" calcext:value-type="float">
            <text:p>229.06839324241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255-[.B115]" office:value-type="float" office:value="143" calcext:value-type="float">
            <text:p>143</text:p>
          </table:table-cell>
          <table:table-cell table:formula="of:=[.C115]*[.C115]/255*[.C115]/255*[.C115]/255" office:value-type="float" office:value="25.218753028624" calcext:value-type="float">
            <text:p>25.218753028624</text:p>
          </table:table-cell>
          <table:table-cell table:formula="of:=255-[.D115]" office:value-type="float" office:value="229.781246971376" calcext:value-type="float">
            <text:p>229.781246971376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255-[.B116]" office:value-type="float" office:value="142" calcext:value-type="float">
            <text:p>142</text:p>
          </table:table-cell>
          <table:table-cell table:formula="of:=[.C116]*[.C116]/255*[.C116]/255*[.C116]/255" office:value-type="float" office:value="24.5206984342372" calcext:value-type="float">
            <text:p>24.5206984342372</text:p>
          </table:table-cell>
          <table:table-cell table:formula="of:=255-[.D116]" office:value-type="float" office:value="230.479301565763" calcext:value-type="float">
            <text:p>230.47930156576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255-[.B117]" office:value-type="float" office:value="141" calcext:value-type="float">
            <text:p>141</text:p>
          </table:table-cell>
          <table:table-cell table:formula="of:=[.C117]*[.C117]/255*[.C117]/255*[.C117]/255" office:value-type="float" office:value="23.837236718909" calcext:value-type="float">
            <text:p>23.837236718909</text:p>
          </table:table-cell>
          <table:table-cell table:formula="of:=255-[.D117]" office:value-type="float" office:value="231.162763281091" calcext:value-type="float">
            <text:p>231.162763281091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255-[.B118]" office:value-type="float" office:value="140" calcext:value-type="float">
            <text:p>140</text:p>
          </table:table-cell>
          <table:table-cell table:formula="of:=[.C118]*[.C118]/255*[.C118]/255*[.C118]/255" office:value-type="float" office:value="23.1681630745339" calcext:value-type="float">
            <text:p>23.1681630745339</text:p>
          </table:table-cell>
          <table:table-cell table:formula="of:=255-[.D118]" office:value-type="float" office:value="231.831836925466" calcext:value-type="float">
            <text:p>231.83183692546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255-[.B119]" office:value-type="float" office:value="139" calcext:value-type="float">
            <text:p>139</text:p>
          </table:table-cell>
          <table:table-cell table:formula="of:=[.C119]*[.C119]/255*[.C119]/255*[.C119]/255" office:value-type="float" office:value="22.5132741404136" calcext:value-type="float">
            <text:p>22.5132741404136</text:p>
          </table:table-cell>
          <table:table-cell table:formula="of:=255-[.D119]" office:value-type="float" office:value="232.486725859586" calcext:value-type="float">
            <text:p>232.486725859586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255-[.B120]" office:value-type="float" office:value="138" calcext:value-type="float">
            <text:p>138</text:p>
          </table:table-cell>
          <table:table-cell table:formula="of:=[.C120]*[.C120]/255*[.C120]/255*[.C120]/255" office:value-type="float" office:value="21.8723680032567" calcext:value-type="float">
            <text:p>21.8723680032567</text:p>
          </table:table-cell>
          <table:table-cell table:formula="of:=255-[.D120]" office:value-type="float" office:value="233.127631996743" calcext:value-type="float">
            <text:p>233.127631996743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255-[.B121]" office:value-type="float" office:value="137" calcext:value-type="float">
            <text:p>137</text:p>
          </table:table-cell>
          <table:table-cell table:formula="of:=[.C121]*[.C121]/255*[.C121]/255*[.C121]/255" office:value-type="float" office:value="21.2452441971791" calcext:value-type="float">
            <text:p>21.2452441971791</text:p>
          </table:table-cell>
          <table:table-cell table:formula="of:=255-[.D121]" office:value-type="float" office:value="233.754755802821" calcext:value-type="float">
            <text:p>233.754755802821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255-[.B122]" office:value-type="float" office:value="136" calcext:value-type="float">
            <text:p>136</text:p>
          </table:table-cell>
          <table:table-cell table:formula="of:=[.C122]*[.C122]/255*[.C122]/255*[.C122]/255" office:value-type="float" office:value="20.6317037037037" calcext:value-type="float">
            <text:p>20.6317037037037</text:p>
          </table:table-cell>
          <table:table-cell table:formula="of:=255-[.D122]" office:value-type="float" office:value="234.368296296296" calcext:value-type="float">
            <text:p>234.3682962962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255-[.B123]" office:value-type="float" office:value="135" calcext:value-type="float">
            <text:p>135</text:p>
          </table:table-cell>
          <table:table-cell table:formula="of:=[.C123]*[.C123]/255*[.C123]/255*[.C123]/255" office:value-type="float" office:value="20.0315489517606" calcext:value-type="float">
            <text:p>20.0315489517606</text:p>
          </table:table-cell>
          <table:table-cell table:formula="of:=255-[.D123]" office:value-type="float" office:value="234.968451048239" calcext:value-type="float">
            <text:p>234.968451048239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255-[.B124]" office:value-type="float" office:value="134" calcext:value-type="float">
            <text:p>134</text:p>
          </table:table-cell>
          <table:table-cell table:formula="of:=[.C124]*[.C124]/255*[.C124]/255*[.C124]/255" office:value-type="float" office:value="19.444583817687" calcext:value-type="float">
            <text:p>19.444583817687</text:p>
          </table:table-cell>
          <table:table-cell table:formula="of:=255-[.D124]" office:value-type="float" office:value="235.555416182313" calcext:value-type="float">
            <text:p>235.55541618231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255-[.B125]" office:value-type="float" office:value="133" calcext:value-type="float">
            <text:p>133</text:p>
          </table:table-cell>
          <table:table-cell table:formula="of:=[.C125]*[.C125]/255*[.C125]/255*[.C125]/255" office:value-type="float" office:value="18.8706136252271" calcext:value-type="float">
            <text:p>18.8706136252271</text:p>
          </table:table-cell>
          <table:table-cell table:formula="of:=255-[.D125]" office:value-type="float" office:value="236.129386374773" calcext:value-type="float">
            <text:p>236.12938637477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255-[.B126]" office:value-type="float" office:value="132" calcext:value-type="float">
            <text:p>132</text:p>
          </table:table-cell>
          <table:table-cell table:formula="of:=[.C126]*[.C126]/255*[.C126]/255*[.C126]/255" office:value-type="float" office:value="18.3094451455323" calcext:value-type="float">
            <text:p>18.3094451455323</text:p>
          </table:table-cell>
          <table:table-cell table:formula="of:=255-[.D126]" office:value-type="float" office:value="236.690554854468" calcext:value-type="float">
            <text:p>236.690554854468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255-[.B127]" office:value-type="float" office:value="131" calcext:value-type="float">
            <text:p>131</text:p>
          </table:table-cell>
          <table:table-cell table:formula="of:=[.C127]*[.C127]/255*[.C127]/255*[.C127]/255" office:value-type="float" office:value="17.760886597161" calcext:value-type="float">
            <text:p>17.760886597161</text:p>
          </table:table-cell>
          <table:table-cell table:formula="of:=255-[.D127]" office:value-type="float" office:value="237.239113402839" calcext:value-type="float">
            <text:p>237.23911340283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255-[.B128]" office:value-type="float" office:value="130" calcext:value-type="float">
            <text:p>130</text:p>
          </table:table-cell>
          <table:table-cell table:formula="of:=[.C128]*[.C128]/255*[.C128]/255*[.C128]/255" office:value-type="float" office:value="17.2247476460788" calcext:value-type="float">
            <text:p>17.2247476460788</text:p>
          </table:table-cell>
          <table:table-cell table:formula="of:=255-[.D128]" office:value-type="float" office:value="237.775252353921" calcext:value-type="float">
            <text:p>237.775252353921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255-[.B129]" office:value-type="float" office:value="129" calcext:value-type="float">
            <text:p>129</text:p>
          </table:table-cell>
          <table:table-cell table:formula="of:=[.C129]*[.C129]/255*[.C129]/255*[.C129]/255" office:value-type="float" office:value="16.7008394056585" calcext:value-type="float">
            <text:p>16.7008394056585</text:p>
          </table:table-cell>
          <table:table-cell table:formula="of:=255-[.D129]" office:value-type="float" office:value="238.299160594342" calcext:value-type="float">
            <text:p>238.29916059434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255-[.B130]" office:value-type="float" office:value="128" calcext:value-type="float">
            <text:p>128</text:p>
          </table:table-cell>
          <table:table-cell table:formula="of:=[.C130]*[.C130]/255*[.C130]/255*[.C130]/255" office:value-type="float" office:value="16.1889744366797" calcext:value-type="float">
            <text:p>16.1889744366797</text:p>
          </table:table-cell>
          <table:table-cell table:formula="of:=255-[.D130]" office:value-type="float" office:value="238.81102556332" calcext:value-type="float">
            <text:p>238.8110255633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255-[.B131]" office:value-type="float" office:value="127" calcext:value-type="float">
            <text:p>127</text:p>
          </table:table-cell>
          <table:table-cell table:formula="of:=[.C131]*[.C131]/255*[.C131]/255*[.C131]/255" office:value-type="float" office:value="15.6889667473295" calcext:value-type="float">
            <text:p>15.6889667473295</text:p>
          </table:table-cell>
          <table:table-cell table:formula="of:=255-[.D131]" office:value-type="float" office:value="239.311033252671" calcext:value-type="float">
            <text:p>239.311033252671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255-[.B132]" office:value-type="float" office:value="126" calcext:value-type="float">
            <text:p>126</text:p>
          </table:table-cell>
          <table:table-cell table:formula="of:=[.C132]*[.C132]/255*[.C132]/255*[.C132]/255" office:value-type="float" office:value="15.2006317932017" calcext:value-type="float">
            <text:p>15.2006317932017</text:p>
          </table:table-cell>
          <table:table-cell table:formula="of:=255-[.D132]" office:value-type="float" office:value="239.799368206798" calcext:value-type="float">
            <text:p>239.799368206798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255-[.B133]" office:value-type="float" office:value="125" calcext:value-type="float">
            <text:p>125</text:p>
          </table:table-cell>
          <table:table-cell table:formula="of:=[.C133]*[.C133]/255*[.C133]/255*[.C133]/255" office:value-type="float" office:value="14.7237864772976" calcext:value-type="float">
            <text:p>14.7237864772976</text:p>
          </table:table-cell>
          <table:table-cell table:formula="of:=255-[.D133]" office:value-type="float" office:value="240.276213522702" calcext:value-type="float">
            <text:p>240.27621352270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255-[.B134]" office:value-type="float" office:value="124" calcext:value-type="float">
            <text:p>124</text:p>
          </table:table-cell>
          <table:table-cell table:formula="of:=[.C134]*[.C134]/255*[.C134]/255*[.C134]/255" office:value-type="float" office:value="14.2582491500253" calcext:value-type="float">
            <text:p>14.2582491500253</text:p>
          </table:table-cell>
          <table:table-cell table:formula="of:=255-[.D134]" office:value-type="float" office:value="240.741750849975" calcext:value-type="float">
            <text:p>240.74175084997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255-[.B135]" office:value-type="float" office:value="123" calcext:value-type="float">
            <text:p>123</text:p>
          </table:table-cell>
          <table:table-cell table:formula="of:=[.C135]*[.C135]/255*[.C135]/255*[.C135]/255" office:value-type="float" office:value="13.8038396092001" calcext:value-type="float">
            <text:p>13.8038396092001</text:p>
          </table:table-cell>
          <table:table-cell table:formula="of:=255-[.D135]" office:value-type="float" office:value="241.1961603908" calcext:value-type="float">
            <text:p>241.196160390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255-[.B136]" office:value-type="float" office:value="122" calcext:value-type="float">
            <text:p>122</text:p>
          </table:table-cell>
          <table:table-cell table:formula="of:=[.C136]*[.C136]/255*[.C136]/255*[.C136]/255" office:value-type="float" office:value="13.3603791000445" calcext:value-type="float">
            <text:p>13.3603791000445</text:p>
          </table:table-cell>
          <table:table-cell table:formula="of:=255-[.D136]" office:value-type="float" office:value="241.639620899956" calcext:value-type="float">
            <text:p>241.639620899956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255-[.B137]" office:value-type="float" office:value="121" calcext:value-type="float">
            <text:p>121</text:p>
          </table:table-cell>
          <table:table-cell table:formula="of:=[.C137]*[.C137]/255*[.C137]/255*[.C137]/255" office:value-type="float" office:value="12.927690315188" calcext:value-type="float">
            <text:p>12.927690315188</text:p>
          </table:table-cell>
          <table:table-cell table:formula="of:=255-[.D137]" office:value-type="float" office:value="242.072309684812" calcext:value-type="float">
            <text:p>242.07230968481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255-[.B138]" office:value-type="float" office:value="120" calcext:value-type="float">
            <text:p>120</text:p>
          </table:table-cell>
          <table:table-cell table:formula="of:=[.C138]*[.C138]/255*[.C138]/255*[.C138]/255" office:value-type="float" office:value="12.5055973946672" calcext:value-type="float">
            <text:p>12.5055973946672</text:p>
          </table:table-cell>
          <table:table-cell table:formula="of:=255-[.D138]" office:value-type="float" office:value="242.494402605333" calcext:value-type="float">
            <text:p>242.49440260533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255-[.B139]" office:value-type="float" office:value="119" calcext:value-type="float">
            <text:p>119</text:p>
          </table:table-cell>
          <table:table-cell table:formula="of:=[.C139]*[.C139]/255*[.C139]/255*[.C139]/255" office:value-type="float" office:value="12.0939259259259" calcext:value-type="float">
            <text:p>12.0939259259259</text:p>
          </table:table-cell>
          <table:table-cell table:formula="of:=255-[.D139]" office:value-type="float" office:value="242.906074074074" calcext:value-type="float">
            <text:p>242.906074074074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255-[.B140]" office:value-type="float" office:value="118" calcext:value-type="float">
            <text:p>118</text:p>
          </table:table-cell>
          <table:table-cell table:formula="of:=[.C140]*[.C140]/255*[.C140]/255*[.C140]/255" office:value-type="float" office:value="11.692502943815" calcext:value-type="float">
            <text:p>11.692502943815</text:p>
          </table:table-cell>
          <table:table-cell table:formula="of:=255-[.D140]" office:value-type="float" office:value="243.307497056185" calcext:value-type="float">
            <text:p>243.307497056185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255-[.B141]" office:value-type="float" office:value="117" calcext:value-type="float">
            <text:p>117</text:p>
          </table:table-cell>
          <table:table-cell table:formula="of:=[.C141]*[.C141]/255*[.C141]/255*[.C141]/255" office:value-type="float" office:value="11.3011569305923" calcext:value-type="float">
            <text:p>11.3011569305923</text:p>
          </table:table-cell>
          <table:table-cell table:formula="of:=255-[.D141]" office:value-type="float" office:value="243.698843069408" calcext:value-type="float">
            <text:p>243.698843069408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255-[.B142]" office:value-type="float" office:value="116" calcext:value-type="float">
            <text:p>116</text:p>
          </table:table-cell>
          <table:table-cell table:formula="of:=[.C142]*[.C142]/255*[.C142]/255*[.C142]/255" office:value-type="float" office:value="10.919717815923" calcext:value-type="float">
            <text:p>10.919717815923</text:p>
          </table:table-cell>
          <table:table-cell table:formula="of:=255-[.D142]" office:value-type="float" office:value="244.080282184077" calcext:value-type="float">
            <text:p>244.080282184077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255-[.B143]" office:value-type="float" office:value="115" calcext:value-type="float">
            <text:p>115</text:p>
          </table:table-cell>
          <table:table-cell table:formula="of:=[.C143]*[.C143]/255*[.C143]/255*[.C143]/255" office:value-type="float" office:value="10.5480169768792" calcext:value-type="float">
            <text:p>10.5480169768792</text:p>
          </table:table-cell>
          <table:table-cell table:formula="of:=255-[.D143]" office:value-type="float" office:value="244.451983023121" calcext:value-type="float">
            <text:p>244.451983023121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255-[.B144]" office:value-type="float" office:value="114" calcext:value-type="float">
            <text:p>114</text:p>
          </table:table-cell>
          <table:table-cell table:formula="of:=[.C144]*[.C144]/255*[.C144]/255*[.C144]/255" office:value-type="float" office:value="10.1858872379402" calcext:value-type="float">
            <text:p>10.1858872379402</text:p>
          </table:table-cell>
          <table:table-cell table:formula="of:=255-[.D144]" office:value-type="float" office:value="244.81411276206" calcext:value-type="float">
            <text:p>244.81411276206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255-[.B145]" office:value-type="float" office:value="113" calcext:value-type="float">
            <text:p>113</text:p>
          </table:table-cell>
          <table:table-cell table:formula="of:=[.C145]*[.C145]/255*[.C145]/255*[.C145]/255" office:value-type="float" office:value="9.8331628709923" calcext:value-type="float">
            <text:p>9.8331628709923</text:p>
          </table:table-cell>
          <table:table-cell table:formula="of:=255-[.D145]" office:value-type="float" office:value="245.166837129008" calcext:value-type="float">
            <text:p>245.166837129008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255-[.B146]" office:value-type="float" office:value="112" calcext:value-type="float">
            <text:p>112</text:p>
          </table:table-cell>
          <table:table-cell table:formula="of:=[.C146]*[.C146]/255*[.C146]/255*[.C146]/255" office:value-type="float" office:value="9.4896795953291" calcext:value-type="float">
            <text:p>9.4896795953291</text:p>
          </table:table-cell>
          <table:table-cell table:formula="of:=255-[.D146]" office:value-type="float" office:value="245.510320404671" calcext:value-type="float">
            <text:p>245.51032040467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255-[.B147]" office:value-type="float" office:value="111" calcext:value-type="float">
            <text:p>111</text:p>
          </table:table-cell>
          <table:table-cell table:formula="of:=[.C147]*[.C147]/255*[.C147]/255*[.C147]/255" office:value-type="float" office:value="9.15527457765113" calcext:value-type="float">
            <text:p>9.15527457765113</text:p>
          </table:table-cell>
          <table:table-cell table:formula="of:=255-[.D147]" office:value-type="float" office:value="245.844725422349" calcext:value-type="float">
            <text:p>245.84472542234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255-[.B148]" office:value-type="float" office:value="110" calcext:value-type="float">
            <text:p>110</text:p>
          </table:table-cell>
          <table:table-cell table:formula="of:=[.C148]*[.C148]/255*[.C148]/255*[.C148]/255" office:value-type="float" office:value="8.8297864320661" calcext:value-type="float">
            <text:p>8.8297864320661</text:p>
          </table:table-cell>
          <table:table-cell table:formula="of:=255-[.D148]" office:value-type="float" office:value="246.170213567934" calcext:value-type="float">
            <text:p>246.17021356793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255-[.B149]" office:value-type="float" office:value="109" calcext:value-type="float">
            <text:p>109</text:p>
          </table:table-cell>
          <table:table-cell table:formula="of:=[.C149]*[.C149]/255*[.C149]/255*[.C149]/255" office:value-type="float" office:value="8.51305522008881" calcext:value-type="float">
            <text:p>8.51305522008881</text:p>
          </table:table-cell>
          <table:table-cell table:formula="of:=255-[.D149]" office:value-type="float" office:value="246.486944779911" calcext:value-type="float">
            <text:p>246.486944779911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255-[.B150]" office:value-type="float" office:value="108" calcext:value-type="float">
            <text:p>108</text:p>
          </table:table-cell>
          <table:table-cell table:formula="of:=[.C150]*[.C150]/255*[.C150]/255*[.C150]/255" office:value-type="float" office:value="8.20492245064116" calcext:value-type="float">
            <text:p>8.20492245064116</text:p>
          </table:table-cell>
          <table:table-cell table:formula="of:=255-[.D150]" office:value-type="float" office:value="246.795077549359" calcext:value-type="float">
            <text:p>246.79507754935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255-[.B151]" office:value-type="float" office:value="107" calcext:value-type="float">
            <text:p>107</text:p>
          </table:table-cell>
          <table:table-cell table:formula="of:=[.C151]*[.C151]/255*[.C151]/255*[.C151]/255" office:value-type="float" office:value="7.90523108005217" calcext:value-type="float">
            <text:p>7.90523108005217</text:p>
          </table:table-cell>
          <table:table-cell table:formula="of:=255-[.D151]" office:value-type="float" office:value="247.094768919948" calcext:value-type="float">
            <text:p>247.094768919948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255-[.B152]" office:value-type="float" office:value="106" calcext:value-type="float">
            <text:p>106</text:p>
          </table:table-cell>
          <table:table-cell table:formula="of:=[.C152]*[.C152]/255*[.C152]/255*[.C152]/255" office:value-type="float" office:value="7.61382551205796" calcext:value-type="float">
            <text:p>7.61382551205796</text:p>
          </table:table-cell>
          <table:table-cell table:formula="of:=255-[.D152]" office:value-type="float" office:value="247.386174487942" calcext:value-type="float">
            <text:p>247.38617448794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255-[.B153]" office:value-type="float" office:value="105" calcext:value-type="float">
            <text:p>105</text:p>
          </table:table-cell>
          <table:table-cell table:formula="of:=[.C153]*[.C153]/255*[.C153]/255*[.C153]/255" office:value-type="float" office:value="7.33055159780175" calcext:value-type="float">
            <text:p>7.33055159780175</text:p>
          </table:table-cell>
          <table:table-cell table:formula="of:=255-[.D153]" office:value-type="float" office:value="247.669448402198" calcext:value-type="float">
            <text:p>247.669448402198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255-[.B154]" office:value-type="float" office:value="104" calcext:value-type="float">
            <text:p>104</text:p>
          </table:table-cell>
          <table:table-cell table:formula="of:=[.C154]*[.C154]/255*[.C154]/255*[.C154]/255" office:value-type="float" office:value="7.05525663583388" calcext:value-type="float">
            <text:p>7.05525663583388</text:p>
          </table:table-cell>
          <table:table-cell table:formula="of:=255-[.D154]" office:value-type="float" office:value="247.944743364166" calcext:value-type="float">
            <text:p>247.94474336416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255-[.B155]" office:value-type="float" office:value="103" calcext:value-type="float">
            <text:p>103</text:p>
          </table:table-cell>
          <table:table-cell table:formula="of:=[.C155]*[.C155]/255*[.C155]/255*[.C155]/255" office:value-type="float" office:value="6.78778937211178" calcext:value-type="float">
            <text:p>6.78778937211178</text:p>
          </table:table-cell>
          <table:table-cell table:formula="of:=255-[.D155]" office:value-type="float" office:value="248.212210627888" calcext:value-type="float">
            <text:p>248.212210627888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255-[.B156]" office:value-type="float" office:value="102" calcext:value-type="float">
            <text:p>102</text:p>
          </table:table-cell>
          <table:table-cell table:formula="of:=[.C156]*[.C156]/255*[.C156]/255*[.C156]/255" office:value-type="float" office:value="6.528" calcext:value-type="float">
            <text:p>6.528</text:p>
          </table:table-cell>
          <table:table-cell table:formula="of:=255-[.D156]" office:value-type="float" office:value="248.472" calcext:value-type="float">
            <text:p>248.472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255-[.B157]" office:value-type="float" office:value="101" calcext:value-type="float">
            <text:p>101</text:p>
          </table:table-cell>
          <table:table-cell table:formula="of:=[.C157]*[.C157]/255*[.C157]/255*[.C157]/255" office:value-type="float" office:value="6.27574016027018" calcext:value-type="float">
            <text:p>6.27574016027018</text:p>
          </table:table-cell>
          <table:table-cell table:formula="of:=255-[.D157]" office:value-type="float" office:value="248.72425983973" calcext:value-type="float">
            <text:p>248.7242598397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255-[.B158]" office:value-type="float" office:value="100" calcext:value-type="float">
            <text:p>100</text:p>
          </table:table-cell>
          <table:table-cell table:formula="of:=[.C158]*[.C158]/255*[.C158]/255*[.C158]/255" office:value-type="float" office:value="6.03086294110109" calcext:value-type="float">
            <text:p>6.03086294110109</text:p>
          </table:table-cell>
          <table:table-cell table:formula="of:=255-[.D158]" office:value-type="float" office:value="248.969137058899" calcext:value-type="float">
            <text:p>248.969137058899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255-[.B159]" office:value-type="float" office:value="99" calcext:value-type="float">
            <text:p>99</text:p>
          </table:table-cell>
          <table:table-cell table:formula="of:=[.C159]*[.C159]/255*[.C159]/255*[.C159]/255" office:value-type="float" office:value="5.79322287807857" calcext:value-type="float">
            <text:p>5.79322287807857</text:p>
          </table:table-cell>
          <table:table-cell table:formula="of:=255-[.D159]" office:value-type="float" office:value="249.206777121921" calcext:value-type="float">
            <text:p>249.206777121921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255-[.B160]" office:value-type="float" office:value="98" calcext:value-type="float">
            <text:p>98</text:p>
          </table:table-cell>
          <table:table-cell table:formula="of:=[.C160]*[.C160]/255*[.C160]/255*[.C160]/255" office:value-type="float" office:value="5.5626759541956" calcext:value-type="float">
            <text:p>5.5626759541956</text:p>
          </table:table-cell>
          <table:table-cell table:formula="of:=255-[.D160]" office:value-type="float" office:value="249.437324045804" calcext:value-type="float">
            <text:p>249.437324045804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255-[.B161]" office:value-type="float" office:value="97" calcext:value-type="float">
            <text:p>97</text:p>
          </table:table-cell>
          <table:table-cell table:formula="of:=[.C161]*[.C161]/255*[.C161]/255*[.C161]/255" office:value-type="float" office:value="5.33907959985224" calcext:value-type="float">
            <text:p>5.33907959985224</text:p>
          </table:table-cell>
          <table:table-cell table:formula="of:=255-[.D161]" office:value-type="float" office:value="249.660920400148" calcext:value-type="float">
            <text:p>249.66092040014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255-[.B162]" office:value-type="float" office:value="96" calcext:value-type="float">
            <text:p>96</text:p>
          </table:table-cell>
          <table:table-cell table:formula="of:=[.C162]*[.C162]/255*[.C162]/255*[.C162]/255" office:value-type="float" office:value="5.12229269285569" calcext:value-type="float">
            <text:p>5.12229269285569</text:p>
          </table:table-cell>
          <table:table-cell table:formula="of:=255-[.D162]" office:value-type="float" office:value="249.877707307144" calcext:value-type="float">
            <text:p>249.87770730714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255-[.B163]" office:value-type="float" office:value="95" calcext:value-type="float">
            <text:p>95</text:p>
          </table:table-cell>
          <table:table-cell table:formula="of:=[.C163]*[.C163]/255*[.C163]/255*[.C163]/255" office:value-type="float" office:value="4.91217555842021" calcext:value-type="float">
            <text:p>4.91217555842021</text:p>
          </table:table-cell>
          <table:table-cell table:formula="of:=255-[.D163]" office:value-type="float" office:value="250.08782444158" calcext:value-type="float">
            <text:p>250.08782444158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255-[.B164]" office:value-type="float" office:value="94" calcext:value-type="float">
            <text:p>94</text:p>
          </table:table-cell>
          <table:table-cell table:formula="of:=[.C164]*[.C164]/255*[.C164]/255*[.C164]/255" office:value-type="float" office:value="4.70858996916721" calcext:value-type="float">
            <text:p>4.70858996916721</text:p>
          </table:table-cell>
          <table:table-cell table:formula="of:=255-[.D164]" office:value-type="float" office:value="250.291410030833" calcext:value-type="float">
            <text:p>250.29141003083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255-[.B165]" office:value-type="float" office:value="93" calcext:value-type="float">
            <text:p>93</text:p>
          </table:table-cell>
          <table:table-cell table:formula="of:=[.C165]*[.C165]/255*[.C165]/255*[.C165]/255" office:value-type="float" office:value="4.51139914512518" calcext:value-type="float">
            <text:p>4.51139914512518</text:p>
          </table:table-cell>
          <table:table-cell table:formula="of:=255-[.D165]" office:value-type="float" office:value="250.488600854875" calcext:value-type="float">
            <text:p>250.488600854875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255-[.B166]" office:value-type="float" office:value="92" calcext:value-type="float">
            <text:p>92</text:p>
          </table:table-cell>
          <table:table-cell table:formula="of:=[.C166]*[.C166]/255*[.C166]/255*[.C166]/255" office:value-type="float" office:value="4.32046775372971" calcext:value-type="float">
            <text:p>4.32046775372971</text:p>
          </table:table-cell>
          <table:table-cell table:formula="of:=255-[.D166]" office:value-type="float" office:value="250.67953224627" calcext:value-type="float">
            <text:p>250.6795322462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255-[.B167]" office:value-type="float" office:value="91" calcext:value-type="float">
            <text:p>91</text:p>
          </table:table-cell>
          <table:table-cell table:formula="of:=[.C167]*[.C167]/255*[.C167]/255*[.C167]/255" office:value-type="float" office:value="4.13566190982352" calcext:value-type="float">
            <text:p>4.13566190982352</text:p>
          </table:table-cell>
          <table:table-cell table:formula="of:=255-[.D167]" office:value-type="float" office:value="250.864338090176" calcext:value-type="float">
            <text:p>250.86433809017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255-[.B168]" office:value-type="float" office:value="90" calcext:value-type="float">
            <text:p>90</text:p>
          </table:table-cell>
          <table:table-cell table:formula="of:=[.C168]*[.C168]/255*[.C168]/255*[.C168]/255" office:value-type="float" office:value="3.95684917565642" calcext:value-type="float">
            <text:p>3.95684917565642</text:p>
          </table:table-cell>
          <table:table-cell table:formula="of:=255-[.D168]" office:value-type="float" office:value="251.043150824344" calcext:value-type="float">
            <text:p>251.043150824344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255-[.B169]" office:value-type="float" office:value="89" calcext:value-type="float">
            <text:p>89</text:p>
          </table:table-cell>
          <table:table-cell table:formula="of:=[.C169]*[.C169]/255*[.C169]/255*[.C169]/255" office:value-type="float" office:value="3.78389856088533" calcext:value-type="float">
            <text:p>3.78389856088533</text:p>
          </table:table-cell>
          <table:table-cell table:formula="of:=255-[.D169]" office:value-type="float" office:value="251.216101439115" calcext:value-type="float">
            <text:p>251.216101439115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255-[.B170]" office:value-type="float" office:value="88" calcext:value-type="float">
            <text:p>88</text:p>
          </table:table-cell>
          <table:table-cell table:formula="of:=[.C170]*[.C170]/255*[.C170]/255*[.C170]/255" office:value-type="float" office:value="3.61668052257427" calcext:value-type="float">
            <text:p>3.61668052257427</text:p>
          </table:table-cell>
          <table:table-cell table:formula="of:=255-[.D170]" office:value-type="float" office:value="251.383319477426" calcext:value-type="float">
            <text:p>251.383319477426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255-[.B171]" office:value-type="float" office:value="87" calcext:value-type="float">
            <text:p>87</text:p>
          </table:table-cell>
          <table:table-cell table:formula="of:=[.C171]*[.C171]/255*[.C171]/255*[.C171]/255" office:value-type="float" office:value="3.45506696519438" calcext:value-type="float">
            <text:p>3.45506696519438</text:p>
          </table:table-cell>
          <table:table-cell table:formula="of:=255-[.D171]" office:value-type="float" office:value="251.544933034806" calcext:value-type="float">
            <text:p>251.54493303480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255-[.B172]" office:value-type="float" office:value="86" calcext:value-type="float">
            <text:p>86</text:p>
          </table:table-cell>
          <table:table-cell table:formula="of:=[.C172]*[.C172]/255*[.C172]/255*[.C172]/255" office:value-type="float" office:value="3.29893124062389" calcext:value-type="float">
            <text:p>3.29893124062389</text:p>
          </table:table-cell>
          <table:table-cell table:formula="of:=255-[.D172]" office:value-type="float" office:value="251.701068759376" calcext:value-type="float">
            <text:p>251.70106875937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255-[.B173]" office:value-type="float" office:value="85" calcext:value-type="float">
            <text:p>85</text:p>
          </table:table-cell>
          <table:table-cell table:formula="of:=[.C173]*[.C173]/255*[.C173]/255*[.C173]/255" office:value-type="float" office:value="3.14814814814815" calcext:value-type="float">
            <text:p>3.14814814814815</text:p>
          </table:table-cell>
          <table:table-cell table:formula="of:=255-[.D173]" office:value-type="float" office:value="251.851851851852" calcext:value-type="float">
            <text:p>251.851851851852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255-[.B174]" office:value-type="float" office:value="84" calcext:value-type="float">
            <text:p>84</text:p>
          </table:table-cell>
          <table:table-cell table:formula="of:=[.C174]*[.C174]/255*[.C174]/255*[.C174]/255" office:value-type="float" office:value="3.0025939344596" calcext:value-type="float">
            <text:p>3.0025939344596</text:p>
          </table:table-cell>
          <table:table-cell table:formula="of:=255-[.D174]" office:value-type="float" office:value="251.99740606554" calcext:value-type="float">
            <text:p>251.9974060655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255-[.B175]" office:value-type="float" office:value="83" calcext:value-type="float">
            <text:p>83</text:p>
          </table:table-cell>
          <table:table-cell table:formula="of:=[.C175]*[.C175]/255*[.C175]/255*[.C175]/255" office:value-type="float" office:value="2.86214629365779" calcext:value-type="float">
            <text:p>2.86214629365779</text:p>
          </table:table-cell>
          <table:table-cell table:formula="of:=255-[.D175]" office:value-type="float" office:value="252.137853706342" calcext:value-type="float">
            <text:p>252.13785370634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255-[.B176]" office:value-type="float" office:value="82" calcext:value-type="float">
            <text:p>82</text:p>
          </table:table-cell>
          <table:table-cell table:formula="of:=[.C176]*[.C176]/255*[.C176]/255*[.C176]/255" office:value-type="float" office:value="2.7266843672494" calcext:value-type="float">
            <text:p>2.7266843672494</text:p>
          </table:table-cell>
          <table:table-cell table:formula="of:=255-[.D176]" office:value-type="float" office:value="252.273315632751" calcext:value-type="float">
            <text:p>252.27331563275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255-[.B177]" office:value-type="float" office:value="81" calcext:value-type="float">
            <text:p>81</text:p>
          </table:table-cell>
          <table:table-cell table:formula="of:=[.C177]*[.C177]/255*[.C177]/255*[.C177]/255" office:value-type="float" office:value="2.59608874414818" calcext:value-type="float">
            <text:p>2.59608874414818</text:p>
          </table:table-cell>
          <table:table-cell table:formula="of:=255-[.D177]" office:value-type="float" office:value="252.403911255852" calcext:value-type="float">
            <text:p>252.403911255852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255-[.B178]" office:value-type="float" office:value="80" calcext:value-type="float">
            <text:p>80</text:p>
          </table:table-cell>
          <table:table-cell table:formula="of:=[.C178]*[.C178]/255*[.C178]/255*[.C178]/255" office:value-type="float" office:value="2.470241460675" calcext:value-type="float">
            <text:p>2.470241460675</text:p>
          </table:table-cell>
          <table:table-cell table:formula="of:=255-[.D178]" office:value-type="float" office:value="252.529758539325" calcext:value-type="float">
            <text:p>252.5297585393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255-[.B179]" office:value-type="float" office:value="79" calcext:value-type="float">
            <text:p>79</text:p>
          </table:table-cell>
          <table:table-cell table:formula="of:=[.C179]*[.C179]/255*[.C179]/255*[.C179]/255" office:value-type="float" office:value="2.34902600055785" calcext:value-type="float">
            <text:p>2.34902600055785</text:p>
          </table:table-cell>
          <table:table-cell table:formula="of:=255-[.D179]" office:value-type="float" office:value="252.650973999442" calcext:value-type="float">
            <text:p>252.65097399944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255-[.B180]" office:value-type="float" office:value="78" calcext:value-type="float">
            <text:p>78</text:p>
          </table:table-cell>
          <table:table-cell table:formula="of:=[.C180]*[.C180]/255*[.C180]/255*[.C180]/255" office:value-type="float" office:value="2.23232729493181" calcext:value-type="float">
            <text:p>2.23232729493181</text:p>
          </table:table-cell>
          <table:table-cell table:formula="of:=255-[.D180]" office:value-type="float" office:value="252.767672705068" calcext:value-type="float">
            <text:p>252.767672705068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255-[.B181]" office:value-type="float" office:value="77" calcext:value-type="float">
            <text:p>77</text:p>
          </table:table-cell>
          <table:table-cell table:formula="of:=[.C181]*[.C181]/255*[.C181]/255*[.C181]/255" office:value-type="float" office:value="2.12003172233907" calcext:value-type="float">
            <text:p>2.12003172233907</text:p>
          </table:table-cell>
          <table:table-cell table:formula="of:=255-[.D181]" office:value-type="float" office:value="252.879968277661" calcext:value-type="float">
            <text:p>252.879968277661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255-[.B182]" office:value-type="float" office:value="76" calcext:value-type="float">
            <text:p>76</text:p>
          </table:table-cell>
          <table:table-cell table:formula="of:=[.C182]*[.C182]/255*[.C182]/255*[.C182]/255" office:value-type="float" office:value="2.01202710872892" calcext:value-type="float">
            <text:p>2.01202710872892</text:p>
          </table:table-cell>
          <table:table-cell table:formula="of:=255-[.D182]" office:value-type="float" office:value="252.987972891271" calcext:value-type="float">
            <text:p>252.987972891271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255-[.B183]" office:value-type="float" office:value="75" calcext:value-type="float">
            <text:p>75</text:p>
          </table:table-cell>
          <table:table-cell table:formula="of:=[.C183]*[.C183]/255*[.C183]/255*[.C183]/255" office:value-type="float" office:value="1.90820272745777" calcext:value-type="float">
            <text:p>1.90820272745777</text:p>
          </table:table-cell>
          <table:table-cell table:formula="of:=255-[.D183]" office:value-type="float" office:value="253.091797272542" calcext:value-type="float">
            <text:p>253.091797272542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255-[.B184]" office:value-type="float" office:value="74" calcext:value-type="float">
            <text:p>74</text:p>
          </table:table-cell>
          <table:table-cell table:formula="of:=[.C184]*[.C184]/255*[.C184]/255*[.C184]/255" office:value-type="float" office:value="1.80844929928911" calcext:value-type="float">
            <text:p>1.80844929928911</text:p>
          </table:table-cell>
          <table:table-cell table:formula="of:=255-[.D184]" office:value-type="float" office:value="253.191550700711" calcext:value-type="float">
            <text:p>253.191550700711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255-[.B185]" office:value-type="float" office:value="73" calcext:value-type="float">
            <text:p>73</text:p>
          </table:table-cell>
          <table:table-cell table:formula="of:=[.C185]*[.C185]/255*[.C185]/255*[.C185]/255" office:value-type="float" office:value="1.71265899239357" calcext:value-type="float">
            <text:p>1.71265899239357</text:p>
          </table:table-cell>
          <table:table-cell table:formula="of:=255-[.D185]" office:value-type="float" office:value="253.287341007606" calcext:value-type="float">
            <text:p>253.287341007606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255-[.B186]" office:value-type="float" office:value="72" calcext:value-type="float">
            <text:p>72</text:p>
          </table:table-cell>
          <table:table-cell table:formula="of:=[.C186]*[.C186]/255*[.C186]/255*[.C186]/255" office:value-type="float" office:value="1.62072542234887" calcext:value-type="float">
            <text:p>1.62072542234887</text:p>
          </table:table-cell>
          <table:table-cell table:formula="of:=255-[.D186]" office:value-type="float" office:value="253.379274577651" calcext:value-type="float">
            <text:p>253.37927457765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255-[.B187]" office:value-type="float" office:value="71" calcext:value-type="float">
            <text:p>71</text:p>
          </table:table-cell>
          <table:table-cell table:formula="of:=[.C187]*[.C187]/255*[.C187]/255*[.C187]/255" office:value-type="float" office:value="1.53254365213983" calcext:value-type="float">
            <text:p>1.53254365213983</text:p>
          </table:table-cell>
          <table:table-cell table:formula="of:=255-[.D187]" office:value-type="float" office:value="253.46745634786" calcext:value-type="float">
            <text:p>253.46745634786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255-[.B188]" office:value-type="float" office:value="70" calcext:value-type="float">
            <text:p>70</text:p>
          </table:table-cell>
          <table:table-cell table:formula="of:=[.C188]*[.C188]/255*[.C188]/255*[.C188]/255" office:value-type="float" office:value="1.44801019215837" calcext:value-type="float">
            <text:p>1.44801019215837</text:p>
          </table:table-cell>
          <table:table-cell table:formula="of:=255-[.D188]" office:value-type="float" office:value="253.551989807842" calcext:value-type="float">
            <text:p>253.55198980784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255-[.B189]" office:value-type="float" office:value="69" calcext:value-type="float">
            <text:p>69</text:p>
          </table:table-cell>
          <table:table-cell table:formula="of:=[.C189]*[.C189]/255*[.C189]/255*[.C189]/255" office:value-type="float" office:value="1.36702300020354" calcext:value-type="float">
            <text:p>1.36702300020354</text:p>
          </table:table-cell>
          <table:table-cell table:formula="of:=255-[.D189]" office:value-type="float" office:value="253.632976999796" calcext:value-type="float">
            <text:p>253.63297699979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255-[.B190]" office:value-type="float" office:value="68" calcext:value-type="float">
            <text:p>68</text:p>
          </table:table-cell>
          <table:table-cell table:formula="of:=[.C190]*[.C190]/255*[.C190]/255*[.C190]/255" office:value-type="float" office:value="1.28948148148148" calcext:value-type="float">
            <text:p>1.28948148148148</text:p>
          </table:table-cell>
          <table:table-cell table:formula="of:=255-[.D190]" office:value-type="float" office:value="253.710518518518" calcext:value-type="float">
            <text:p>253.710518518518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255-[.B191]" office:value-type="float" office:value="67" calcext:value-type="float">
            <text:p>67</text:p>
          </table:table-cell>
          <table:table-cell table:formula="of:=[.C191]*[.C191]/255*[.C191]/255*[.C191]/255" office:value-type="float" office:value="1.21528648860544" calcext:value-type="float">
            <text:p>1.21528648860544</text:p>
          </table:table-cell>
          <table:table-cell table:formula="of:=255-[.D191]" office:value-type="float" office:value="253.784713511395" calcext:value-type="float">
            <text:p>253.784713511395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255-[.B192]" office:value-type="float" office:value="66" calcext:value-type="float">
            <text:p>66</text:p>
          </table:table-cell>
          <table:table-cell table:formula="of:=[.C192]*[.C192]/255*[.C192]/255*[.C192]/255" office:value-type="float" office:value="1.14434032159577" calcext:value-type="float">
            <text:p>1.14434032159577</text:p>
          </table:table-cell>
          <table:table-cell table:formula="of:=255-[.D192]" office:value-type="float" office:value="253.855659678404" calcext:value-type="float">
            <text:p>253.855659678404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255-[.B193]" office:value-type="float" office:value="65" calcext:value-type="float">
            <text:p>65</text:p>
          </table:table-cell>
          <table:table-cell table:formula="of:=[.C193]*[.C193]/255*[.C193]/255*[.C193]/255" office:value-type="float" office:value="1.07654672787993" calcext:value-type="float">
            <text:p>1.07654672787993</text:p>
          </table:table-cell>
          <table:table-cell table:formula="of:=255-[.D193]" office:value-type="float" office:value="253.92345327212" calcext:value-type="float">
            <text:p>253.92345327212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255-[.B194]" office:value-type="float" office:value="64" calcext:value-type="float">
            <text:p>64</text:p>
          </table:table-cell>
          <table:table-cell table:formula="of:=[.C194]*[.C194]/255*[.C194]/255*[.C194]/255" office:value-type="float" office:value="1.01181090229248" calcext:value-type="float">
            <text:p>1.01181090229248</text:p>
          </table:table-cell>
          <table:table-cell table:formula="of:=255-[.D194]" office:value-type="float" office:value="253.988189097707" calcext:value-type="float">
            <text:p>253.98818909770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255-[.B195]" office:value-type="float" office:value="63" calcext:value-type="float">
            <text:p>63</text:p>
          </table:table-cell>
          <table:table-cell table:formula="of:=[.C195]*[.C195]/255*[.C195]/255*[.C195]/255" office:value-type="float" office:value="0.950039487075107" calcext:value-type="float">
            <text:p>0.950039487075107</text:p>
          </table:table-cell>
          <table:table-cell table:formula="of:=255-[.D195]" office:value-type="float" office:value="254.049960512925" calcext:value-type="float">
            <text:p>254.04996051292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255-[.B196]" office:value-type="float" office:value="62" calcext:value-type="float">
            <text:p>62</text:p>
          </table:table-cell>
          <table:table-cell table:formula="of:=[.C196]*[.C196]/255*[.C196]/255*[.C196]/255" office:value-type="float" office:value="0.891140571876578" calcext:value-type="float">
            <text:p>0.891140571876578</text:p>
          </table:table-cell>
          <table:table-cell table:formula="of:=255-[.D196]" office:value-type="float" office:value="254.108859428123" calcext:value-type="float">
            <text:p>254.108859428123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255-[.B197]" office:value-type="float" office:value="61" calcext:value-type="float">
            <text:p>61</text:p>
          </table:table-cell>
          <table:table-cell table:formula="of:=[.C197]*[.C197]/255*[.C197]/255*[.C197]/255" office:value-type="float" office:value="0.83502369375278" calcext:value-type="float">
            <text:p>0.83502369375278</text:p>
          </table:table-cell>
          <table:table-cell table:formula="of:=255-[.D197]" office:value-type="float" office:value="254.164976306247" calcext:value-type="float">
            <text:p>254.164976306247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255-[.B198]" office:value-type="float" office:value="60" calcext:value-type="float">
            <text:p>60</text:p>
          </table:table-cell>
          <table:table-cell table:formula="of:=[.C198]*[.C198]/255*[.C198]/255*[.C198]/255" office:value-type="float" office:value="0.781599837166701" calcext:value-type="float">
            <text:p>0.781599837166701</text:p>
          </table:table-cell>
          <table:table-cell table:formula="of:=255-[.D198]" office:value-type="float" office:value="254.218400162833" calcext:value-type="float">
            <text:p>254.218400162833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255-[.B199]" office:value-type="float" office:value="59" calcext:value-type="float">
            <text:p>59</text:p>
          </table:table-cell>
          <table:table-cell table:formula="of:=[.C199]*[.C199]/255*[.C199]/255*[.C199]/255" office:value-type="float" office:value="0.730781433988436" calcext:value-type="float">
            <text:p>0.730781433988436</text:p>
          </table:table-cell>
          <table:table-cell table:formula="of:=255-[.D199]" office:value-type="float" office:value="254.269218566012" calcext:value-type="float">
            <text:p>254.26921856601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255-[.B200]" office:value-type="float" office:value="58" calcext:value-type="float">
            <text:p>58</text:p>
          </table:table-cell>
          <table:table-cell table:formula="of:=[.C200]*[.C200]/255*[.C200]/255*[.C200]/255" office:value-type="float" office:value="0.682482363495187" calcext:value-type="float">
            <text:p>0.682482363495187</text:p>
          </table:table-cell>
          <table:table-cell table:formula="of:=255-[.D200]" office:value-type="float" office:value="254.317517636505" calcext:value-type="float">
            <text:p>254.317517636505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255-[.B201]" office:value-type="float" office:value="57" calcext:value-type="float">
            <text:p>57</text:p>
          </table:table-cell>
          <table:table-cell table:formula="of:=[.C201]*[.C201]/255*[.C201]/255*[.C201]/255" office:value-type="float" office:value="0.63661795237126" calcext:value-type="float">
            <text:p>0.63661795237126</text:p>
          </table:table-cell>
          <table:table-cell table:formula="of:=255-[.D201]" office:value-type="float" office:value="254.363382047629" calcext:value-type="float">
            <text:p>254.36338204762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255-[.B202]" office:value-type="float" office:value="56" calcext:value-type="float">
            <text:p>56</text:p>
          </table:table-cell>
          <table:table-cell table:formula="of:=[.C202]*[.C202]/255*[.C202]/255*[.C202]/255" office:value-type="float" office:value="0.593104974708069" calcext:value-type="float">
            <text:p>0.593104974708069</text:p>
          </table:table-cell>
          <table:table-cell table:formula="of:=255-[.D202]" office:value-type="float" office:value="254.406895025292" calcext:value-type="float">
            <text:p>254.40689502529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255-[.B203]" office:value-type="float" office:value="55" calcext:value-type="float">
            <text:p>55</text:p>
          </table:table-cell>
          <table:table-cell table:formula="of:=[.C203]*[.C203]/255*[.C203]/255*[.C203]/255" office:value-type="float" office:value="0.551861652004131" calcext:value-type="float">
            <text:p>0.551861652004131</text:p>
          </table:table-cell>
          <table:table-cell table:formula="of:=255-[.D203]" office:value-type="float" office:value="254.448138347996" calcext:value-type="float">
            <text:p>254.44813834799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255-[.B204]" office:value-type="float" office:value="54" calcext:value-type="float">
            <text:p>54</text:p>
          </table:table-cell>
          <table:table-cell table:formula="of:=[.C204]*[.C204]/255*[.C204]/255*[.C204]/255" office:value-type="float" office:value="0.512807653165072" calcext:value-type="float">
            <text:p>0.512807653165072</text:p>
          </table:table-cell>
          <table:table-cell table:formula="of:=255-[.D204]" office:value-type="float" office:value="254.487192346835" calcext:value-type="float">
            <text:p>254.48719234683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255-[.B205]" office:value-type="float" office:value="53" calcext:value-type="float">
            <text:p>53</text:p>
          </table:table-cell>
          <table:table-cell table:formula="of:=[.C205]*[.C205]/255*[.C205]/255*[.C205]/255" office:value-type="float" office:value="0.475864094503622" calcext:value-type="float">
            <text:p>0.475864094503622</text:p>
          </table:table-cell>
          <table:table-cell table:formula="of:=255-[.D205]" office:value-type="float" office:value="254.524135905496" calcext:value-type="float">
            <text:p>254.524135905496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255-[.B206]" office:value-type="float" office:value="52" calcext:value-type="float">
            <text:p>52</text:p>
          </table:table-cell>
          <table:table-cell table:formula="of:=[.C206]*[.C206]/255*[.C206]/255*[.C206]/255" office:value-type="float" office:value="0.440953539739617" calcext:value-type="float">
            <text:p>0.440953539739617</text:p>
          </table:table-cell>
          <table:table-cell table:formula="of:=255-[.D206]" office:value-type="float" office:value="254.55904646026" calcext:value-type="float">
            <text:p>254.5590464602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255-[.B207]" office:value-type="float" office:value="51" calcext:value-type="float">
            <text:p>51</text:p>
          </table:table-cell>
          <table:table-cell table:formula="of:=[.C207]*[.C207]/255*[.C207]/255*[.C207]/255" office:value-type="float" office:value="0.408" calcext:value-type="float">
            <text:p>0.408</text:p>
          </table:table-cell>
          <table:table-cell table:formula="of:=255-[.D207]" office:value-type="float" office:value="254.592" calcext:value-type="float">
            <text:p>254.592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255-[.B208]" office:value-type="float" office:value="50" calcext:value-type="float">
            <text:p>50</text:p>
          </table:table-cell>
          <table:table-cell table:formula="of:=[.C208]*[.C208]/255*[.C208]/255*[.C208]/255" office:value-type="float" office:value="0.376928933818818" calcext:value-type="float">
            <text:p>0.376928933818818</text:p>
          </table:table-cell>
          <table:table-cell table:formula="of:=255-[.D208]" office:value-type="float" office:value="254.623071066181" calcext:value-type="float">
            <text:p>254.623071066181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255-[.B209]" office:value-type="float" office:value="49" calcext:value-type="float">
            <text:p>49</text:p>
          </table:table-cell>
          <table:table-cell table:formula="of:=[.C209]*[.C209]/255*[.C209]/255*[.C209]/255" office:value-type="float" office:value="0.347667247137225" calcext:value-type="float">
            <text:p>0.347667247137225</text:p>
          </table:table-cell>
          <table:table-cell table:formula="of:=255-[.D209]" office:value-type="float" office:value="254.652332752863" calcext:value-type="float">
            <text:p>254.65233275286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255-[.B210]" office:value-type="float" office:value="48" calcext:value-type="float">
            <text:p>48</text:p>
          </table:table-cell>
          <table:table-cell table:formula="of:=[.C210]*[.C210]/255*[.C210]/255*[.C210]/255" office:value-type="float" office:value="0.32014329330348" calcext:value-type="float">
            <text:p>0.32014329330348</text:p>
          </table:table-cell>
          <table:table-cell table:formula="of:=255-[.D210]" office:value-type="float" office:value="254.679856706697" calcext:value-type="float">
            <text:p>254.67985670669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255-[.B211]" office:value-type="float" office:value="47" calcext:value-type="float">
            <text:p>47</text:p>
          </table:table-cell>
          <table:table-cell table:formula="of:=[.C211]*[.C211]/255*[.C211]/255*[.C211]/255" office:value-type="float" office:value="0.294286873072951" calcext:value-type="float">
            <text:p>0.294286873072951</text:p>
          </table:table-cell>
          <table:table-cell table:formula="of:=255-[.D211]" office:value-type="float" office:value="254.705713126927" calcext:value-type="float">
            <text:p>254.705713126927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255-[.B212]" office:value-type="float" office:value="46" calcext:value-type="float">
            <text:p>46</text:p>
          </table:table-cell>
          <table:table-cell table:formula="of:=[.C212]*[.C212]/255*[.C212]/255*[.C212]/255" office:value-type="float" office:value="0.270029234608107" calcext:value-type="float">
            <text:p>0.270029234608107</text:p>
          </table:table-cell>
          <table:table-cell table:formula="of:=255-[.D212]" office:value-type="float" office:value="254.729970765392" calcext:value-type="float">
            <text:p>254.72997076539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255-[.B213]" office:value-type="float" office:value="45" calcext:value-type="float">
            <text:p>45</text:p>
          </table:table-cell>
          <table:table-cell table:formula="of:=[.C213]*[.C213]/255*[.C213]/255*[.C213]/255" office:value-type="float" office:value="0.247303073478526" calcext:value-type="float">
            <text:p>0.247303073478526</text:p>
          </table:table-cell>
          <table:table-cell table:formula="of:=255-[.D213]" office:value-type="float" office:value="254.752696926521" calcext:value-type="float">
            <text:p>254.752696926521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255-[.B214]" office:value-type="float" office:value="44" calcext:value-type="float">
            <text:p>44</text:p>
          </table:table-cell>
          <table:table-cell table:formula="of:=[.C214]*[.C214]/255*[.C214]/255*[.C214]/255" office:value-type="float" office:value="0.226042532660892" calcext:value-type="float">
            <text:p>0.226042532660892</text:p>
          </table:table-cell>
          <table:table-cell table:formula="of:=255-[.D214]" office:value-type="float" office:value="254.773957467339" calcext:value-type="float">
            <text:p>254.77395746733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255-[.B215]" office:value-type="float" office:value="43" calcext:value-type="float">
            <text:p>43</text:p>
          </table:table-cell>
          <table:table-cell table:formula="of:=[.C215]*[.C215]/255*[.C215]/255*[.C215]/255" office:value-type="float" office:value="0.206183202538993" calcext:value-type="float">
            <text:p>0.206183202538993</text:p>
          </table:table-cell>
          <table:table-cell table:formula="of:=255-[.D215]" office:value-type="float" office:value="254.793816797461" calcext:value-type="float">
            <text:p>254.79381679746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255-[.B216]" office:value-type="float" office:value="42" calcext:value-type="float">
            <text:p>42</text:p>
          </table:table-cell>
          <table:table-cell table:formula="of:=[.C216]*[.C216]/255*[.C216]/255*[.C216]/255" office:value-type="float" office:value="0.187662120903725" calcext:value-type="float">
            <text:p>0.187662120903725</text:p>
          </table:table-cell>
          <table:table-cell table:formula="of:=255-[.D216]" office:value-type="float" office:value="254.812337879096" calcext:value-type="float">
            <text:p>254.81233787909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255-[.B217]" office:value-type="float" office:value="41" calcext:value-type="float">
            <text:p>41</text:p>
          </table:table-cell>
          <table:table-cell table:formula="of:=[.C217]*[.C217]/255*[.C217]/255*[.C217]/255" office:value-type="float" office:value="0.170417772953087" calcext:value-type="float">
            <text:p>0.170417772953087</text:p>
          </table:table-cell>
          <table:table-cell table:formula="of:=255-[.D217]" office:value-type="float" office:value="254.829582227047" calcext:value-type="float">
            <text:p>254.829582227047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255-[.B218]" office:value-type="float" office:value="40" calcext:value-type="float">
            <text:p>40</text:p>
          </table:table-cell>
          <table:table-cell table:formula="of:=[.C218]*[.C218]/255*[.C218]/255*[.C218]/255" office:value-type="float" office:value="0.154390091292188" calcext:value-type="float">
            <text:p>0.154390091292188</text:p>
          </table:table-cell>
          <table:table-cell table:formula="of:=255-[.D218]" office:value-type="float" office:value="254.845609908708" calcext:value-type="float">
            <text:p>254.845609908708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255-[.B219]" office:value-type="float" office:value="39" calcext:value-type="float">
            <text:p>39</text:p>
          </table:table-cell>
          <table:table-cell table:formula="of:=[.C219]*[.C219]/255*[.C219]/255*[.C219]/255" office:value-type="float" office:value="0.139520455933238" calcext:value-type="float">
            <text:p>0.139520455933238</text:p>
          </table:table-cell>
          <table:table-cell table:formula="of:=255-[.D219]" office:value-type="float" office:value="254.860479544067" calcext:value-type="float">
            <text:p>254.860479544067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255-[.B220]" office:value-type="float" office:value="38" calcext:value-type="float">
            <text:p>38</text:p>
          </table:table-cell>
          <table:table-cell table:formula="of:=[.C220]*[.C220]/255*[.C220]/255*[.C220]/255" office:value-type="float" office:value="0.125751694295558" calcext:value-type="float">
            <text:p>0.125751694295558</text:p>
          </table:table-cell>
          <table:table-cell table:formula="of:=255-[.D220]" office:value-type="float" office:value="254.874248305704" calcext:value-type="float">
            <text:p>254.874248305704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255-[.B221]" office:value-type="float" office:value="37" calcext:value-type="float">
            <text:p>37</text:p>
          </table:table-cell>
          <table:table-cell table:formula="of:=[.C221]*[.C221]/255*[.C221]/255*[.C221]/255" office:value-type="float" office:value="0.113028081205569" calcext:value-type="float">
            <text:p>0.113028081205569</text:p>
          </table:table-cell>
          <table:table-cell table:formula="of:=255-[.D221]" office:value-type="float" office:value="254.886971918794" calcext:value-type="float">
            <text:p>254.886971918794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255-[.B222]" office:value-type="float" office:value="36" calcext:value-type="float">
            <text:p>36</text:p>
          </table:table-cell>
          <table:table-cell table:formula="of:=[.C222]*[.C222]/255*[.C222]/255*[.C222]/255" office:value-type="float" office:value="0.101295338896804" calcext:value-type="float">
            <text:p>0.101295338896804</text:p>
          </table:table-cell>
          <table:table-cell table:formula="of:=255-[.D222]" office:value-type="float" office:value="254.898704661103" calcext:value-type="float">
            <text:p>254.89870466110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255-[.B223]" office:value-type="float" office:value="35" calcext:value-type="float">
            <text:p>35</text:p>
          </table:table-cell>
          <table:table-cell table:formula="of:=[.C223]*[.C223]/255*[.C223]/255*[.C223]/255" office:value-type="float" office:value="0.0905006370098982" calcext:value-type="float">
            <text:p>0.090500637009898</text:p>
          </table:table-cell>
          <table:table-cell table:formula="of:=255-[.D223]" office:value-type="float" office:value="254.90949936299" calcext:value-type="float">
            <text:p>254.90949936299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255-[.B224]" office:value-type="float" office:value="34" calcext:value-type="float">
            <text:p>34</text:p>
          </table:table-cell>
          <table:table-cell table:formula="of:=[.C224]*[.C224]/255*[.C224]/255*[.C224]/255" office:value-type="float" office:value="0.0805925925925926" calcext:value-type="float">
            <text:p>0.080592592592593</text:p>
          </table:table-cell>
          <table:table-cell table:formula="of:=255-[.D224]" office:value-type="float" office:value="254.919407407407" calcext:value-type="float">
            <text:p>254.91940740740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255-[.B225]" office:value-type="float" office:value="33" calcext:value-type="float">
            <text:p>33</text:p>
          </table:table-cell>
          <table:table-cell table:formula="of:=[.C225]*[.C225]/255*[.C225]/255*[.C225]/255" office:value-type="float" office:value="0.0715212700997354" calcext:value-type="float">
            <text:p>0.071521270099735</text:p>
          </table:table-cell>
          <table:table-cell table:formula="of:=255-[.D225]" office:value-type="float" office:value="254.9284787299" calcext:value-type="float">
            <text:p>254.9284787299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255-[.B226]" office:value-type="float" office:value="32" calcext:value-type="float">
            <text:p>32</text:p>
          </table:table-cell>
          <table:table-cell table:formula="of:=[.C226]*[.C226]/255*[.C226]/255*[.C226]/255" office:value-type="float" office:value="0.0632381813932801" calcext:value-type="float">
            <text:p>0.06323818139328</text:p>
          </table:table-cell>
          <table:table-cell table:formula="of:=255-[.D226]" office:value-type="float" office:value="254.936761818607" calcext:value-type="float">
            <text:p>254.936761818607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255-[.B227]" office:value-type="float" office:value="31" calcext:value-type="float">
            <text:p>31</text:p>
          </table:table-cell>
          <table:table-cell table:formula="of:=[.C227]*[.C227]/255*[.C227]/255*[.C227]/255" office:value-type="float" office:value="0.0556962857422862" calcext:value-type="float">
            <text:p>0.055696285742286</text:p>
          </table:table-cell>
          <table:table-cell table:formula="of:=255-[.D227]" office:value-type="float" office:value="254.944303714258" calcext:value-type="float">
            <text:p>254.94430371425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255-[.B228]" office:value-type="float" office:value="30" calcext:value-type="float">
            <text:p>30</text:p>
          </table:table-cell>
          <table:table-cell table:formula="of:=[.C228]*[.C228]/255*[.C228]/255*[.C228]/255" office:value-type="float" office:value="0.0488499898229188" calcext:value-type="float">
            <text:p>0.048849989822919</text:p>
          </table:table-cell>
          <table:table-cell table:formula="of:=255-[.D228]" office:value-type="float" office:value="254.951150010177" calcext:value-type="float">
            <text:p>254.95115001017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255-[.B229]" office:value-type="float" office:value="29" calcext:value-type="float">
            <text:p>29</text:p>
          </table:table-cell>
          <table:table-cell table:formula="of:=[.C229]*[.C229]/255*[.C229]/255*[.C229]/255" office:value-type="float" office:value="0.0426551477184492" calcext:value-type="float">
            <text:p>0.042655147718449</text:p>
          </table:table-cell>
          <table:table-cell table:formula="of:=255-[.D229]" office:value-type="float" office:value="254.957344852282" calcext:value-type="float">
            <text:p>254.9573448522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255-[.B230]" office:value-type="float" office:value="28" calcext:value-type="float">
            <text:p>28</text:p>
          </table:table-cell>
          <table:table-cell table:formula="of:=[.C230]*[.C230]/255*[.C230]/255*[.C230]/255" office:value-type="float" office:value="0.0370690609192543" calcext:value-type="float">
            <text:p>0.037069060919254</text:p>
          </table:table-cell>
          <table:table-cell table:formula="of:=255-[.D230]" office:value-type="float" office:value="254.962930939081" calcext:value-type="float">
            <text:p>254.962930939081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255-[.B231]" office:value-type="float" office:value="27" calcext:value-type="float">
            <text:p>27</text:p>
          </table:table-cell>
          <table:table-cell table:formula="of:=[.C231]*[.C231]/255*[.C231]/255*[.C231]/255" office:value-type="float" office:value="0.032050478322817" calcext:value-type="float">
            <text:p>0.032050478322817</text:p>
          </table:table-cell>
          <table:table-cell table:formula="of:=255-[.D231]" office:value-type="float" office:value="254.967949521677" calcext:value-type="float">
            <text:p>254.967949521677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255-[.B232]" office:value-type="float" office:value="26" calcext:value-type="float">
            <text:p>26</text:p>
          </table:table-cell>
          <table:table-cell table:formula="of:=[.C232]*[.C232]/255*[.C232]/255*[.C232]/255" office:value-type="float" office:value="0.0275595962337261" calcext:value-type="float">
            <text:p>0.027559596233726</text:p>
          </table:table-cell>
          <table:table-cell table:formula="of:=255-[.D232]" office:value-type="float" office:value="254.972440403766" calcext:value-type="float">
            <text:p>254.972440403766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255-[.B233]" office:value-type="float" office:value="25" calcext:value-type="float">
            <text:p>25</text:p>
          </table:table-cell>
          <table:table-cell table:formula="of:=[.C233]*[.C233]/255*[.C233]/255*[.C233]/255" office:value-type="float" office:value="0.0235580583636761" calcext:value-type="float">
            <text:p>0.023558058363676</text:p>
          </table:table-cell>
          <table:table-cell table:formula="of:=255-[.D233]" office:value-type="float" office:value="254.976441941636" calcext:value-type="float">
            <text:p>254.976441941636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255-[.B234]" office:value-type="float" office:value="24" calcext:value-type="float">
            <text:p>24</text:p>
          </table:table-cell>
          <table:table-cell table:formula="of:=[.C234]*[.C234]/255*[.C234]/255*[.C234]/255" office:value-type="float" office:value="0.0200089558314675" calcext:value-type="float">
            <text:p>0.020008955831468</text:p>
          </table:table-cell>
          <table:table-cell table:formula="of:=255-[.D234]" office:value-type="float" office:value="254.979991044169" calcext:value-type="float">
            <text:p>254.97999104416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255-[.B235]" office:value-type="float" office:value="23" calcext:value-type="float">
            <text:p>23</text:p>
          </table:table-cell>
          <table:table-cell table:formula="of:=[.C235]*[.C235]/255*[.C235]/255*[.C235]/255" office:value-type="float" office:value="0.0168768271630067" calcext:value-type="float">
            <text:p>0.016876827163007</text:p>
          </table:table-cell>
          <table:table-cell table:formula="of:=255-[.D235]" office:value-type="float" office:value="254.983123172837" calcext:value-type="float">
            <text:p>254.983123172837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255-[.B236]" office:value-type="float" office:value="22" calcext:value-type="float">
            <text:p>22</text:p>
          </table:table-cell>
          <table:table-cell table:formula="of:=[.C236]*[.C236]/255*[.C236]/255*[.C236]/255" office:value-type="float" office:value="0.0141276582913058" calcext:value-type="float">
            <text:p>0.014127658291306</text:p>
          </table:table-cell>
          <table:table-cell table:formula="of:=255-[.D236]" office:value-type="float" office:value="254.985872341709" calcext:value-type="float">
            <text:p>254.985872341709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255-[.B237]" office:value-type="float" office:value="21" calcext:value-type="float">
            <text:p>21</text:p>
          </table:table-cell>
          <table:table-cell table:formula="of:=[.C237]*[.C237]/255*[.C237]/255*[.C237]/255" office:value-type="float" office:value="0.0117288825564828" calcext:value-type="float">
            <text:p>0.011728882556483</text:p>
          </table:table-cell>
          <table:table-cell table:formula="of:=255-[.D237]" office:value-type="float" office:value="254.988271117443" calcext:value-type="float">
            <text:p>254.988271117443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255-[.B238]" office:value-type="float" office:value="20" calcext:value-type="float">
            <text:p>20</text:p>
          </table:table-cell>
          <table:table-cell table:formula="of:=[.C238]*[.C238]/255*[.C238]/255*[.C238]/255" office:value-type="float" office:value="0.00964938070576173" calcext:value-type="float">
            <text:p>0.009649380705762</text:p>
          </table:table-cell>
          <table:table-cell table:formula="of:=255-[.D238]" office:value-type="float" office:value="254.990350619294" calcext:value-type="float">
            <text:p>254.990350619294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255-[.B239]" office:value-type="float" office:value="19" calcext:value-type="float">
            <text:p>19</text:p>
          </table:table-cell>
          <table:table-cell table:formula="of:=[.C239]*[.C239]/255*[.C239]/255*[.C239]/255" office:value-type="float" office:value="0.00785948089347234" calcext:value-type="float">
            <text:p>0.007859480893472</text:p>
          </table:table-cell>
          <table:table-cell table:formula="of:=255-[.D239]" office:value-type="float" office:value="254.992140519107" calcext:value-type="float">
            <text:p>254.992140519107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255-[.B240]" office:value-type="float" office:value="18" calcext:value-type="float">
            <text:p>18</text:p>
          </table:table-cell>
          <table:table-cell table:formula="of:=[.C240]*[.C240]/255*[.C240]/255*[.C240]/255" office:value-type="float" office:value="0.00633095868105027" calcext:value-type="float">
            <text:p>0.00633095868105</text:p>
          </table:table-cell>
          <table:table-cell table:formula="of:=255-[.D240]" office:value-type="float" office:value="254.993669041319" calcext:value-type="float">
            <text:p>254.99366904131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255-[.B241]" office:value-type="float" office:value="17" calcext:value-type="float">
            <text:p>17</text:p>
          </table:table-cell>
          <table:table-cell table:formula="of:=[.C241]*[.C241]/255*[.C241]/255*[.C241]/255" office:value-type="float" office:value="0.00503703703703704" calcext:value-type="float">
            <text:p>0.005037037037037</text:p>
          </table:table-cell>
          <table:table-cell table:formula="of:=255-[.D241]" office:value-type="float" office:value="254.994962962963" calcext:value-type="float">
            <text:p>254.994962962963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255-[.B242]" office:value-type="float" office:value="16" calcext:value-type="float">
            <text:p>16</text:p>
          </table:table-cell>
          <table:table-cell table:formula="of:=[.C242]*[.C242]/255*[.C242]/255*[.C242]/255" office:value-type="float" office:value="0.00395238633708001" calcext:value-type="float">
            <text:p>0.00395238633708</text:p>
          </table:table-cell>
          <table:table-cell table:formula="of:=255-[.D242]" office:value-type="float" office:value="254.996047613663" calcext:value-type="float">
            <text:p>254.99604761366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255-[.B243]" office:value-type="float" office:value="15" calcext:value-type="float">
            <text:p>15</text:p>
          </table:table-cell>
          <table:table-cell table:formula="of:=[.C243]*[.C243]/255*[.C243]/255*[.C243]/255" office:value-type="float" office:value="0.00305312436393242" calcext:value-type="float">
            <text:p>0.003053124363932</text:p>
          </table:table-cell>
          <table:table-cell table:formula="of:=255-[.D243]" office:value-type="float" office:value="254.996946875636" calcext:value-type="float">
            <text:p>254.996946875636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255-[.B244]" office:value-type="float" office:value="14" calcext:value-type="float">
            <text:p>14</text:p>
          </table:table-cell>
          <table:table-cell table:formula="of:=[.C244]*[.C244]/255*[.C244]/255*[.C244]/255" office:value-type="float" office:value="0.00231681630745339" calcext:value-type="float">
            <text:p>0.002316816307453</text:p>
          </table:table-cell>
          <table:table-cell table:formula="of:=255-[.D244]" office:value-type="float" office:value="254.997683183693" calcext:value-type="float">
            <text:p>254.997683183693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255-[.B245]" office:value-type="float" office:value="13" calcext:value-type="float">
            <text:p>13</text:p>
          </table:table-cell>
          <table:table-cell table:formula="of:=[.C245]*[.C245]/255*[.C245]/255*[.C245]/255" office:value-type="float" office:value="0.00172247476460788" calcext:value-type="float">
            <text:p>0.001722474764608</text:p>
          </table:table-cell>
          <table:table-cell table:formula="of:=255-[.D245]" office:value-type="float" office:value="254.998277525235" calcext:value-type="float">
            <text:p>254.99827752523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255-[.B246]" office:value-type="float" office:value="12" calcext:value-type="float">
            <text:p>12</text:p>
          </table:table-cell>
          <table:table-cell table:formula="of:=[.C246]*[.C246]/255*[.C246]/255*[.C246]/255" office:value-type="float" office:value="0.00125055973946672" calcext:value-type="float">
            <text:p>0.001250559739467</text:p>
          </table:table-cell>
          <table:table-cell table:formula="of:=255-[.D246]" office:value-type="float" office:value="254.998749440261" calcext:value-type="float">
            <text:p>254.99874944026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255-[.B247]" office:value-type="float" office:value="11" calcext:value-type="float">
            <text:p>11</text:p>
          </table:table-cell>
          <table:table-cell table:formula="of:=[.C247]*[.C247]/255*[.C247]/255*[.C247]/255" office:value-type="float" office:value="0.00088297864320661" calcext:value-type="float">
            <text:p>0.000882978643207</text:p>
          </table:table-cell>
          <table:table-cell table:formula="of:=255-[.D247]" office:value-type="float" office:value="254.999117021357" calcext:value-type="float">
            <text:p>254.999117021357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255-[.B248]" office:value-type="float" office:value="10" calcext:value-type="float">
            <text:p>10</text:p>
          </table:table-cell>
          <table:table-cell table:formula="of:=[.C248]*[.C248]/255*[.C248]/255*[.C248]/255" office:value-type="float" office:value="0.000603086294110108" calcext:value-type="float">
            <text:p>0.00060308629411</text:p>
          </table:table-cell>
          <table:table-cell table:formula="of:=255-[.D248]" office:value-type="float" office:value="254.999396913706" calcext:value-type="float">
            <text:p>254.999396913706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255-[.B249]" office:value-type="float" office:value="9" calcext:value-type="float">
            <text:p>9</text:p>
          </table:table-cell>
          <table:table-cell table:formula="of:=[.C249]*[.C249]/255*[.C249]/255*[.C249]/255" office:value-type="float" office:value="0.000395684917565642" calcext:value-type="float">
            <text:p>0.000395684917566</text:p>
          </table:table-cell>
          <table:table-cell table:formula="of:=255-[.D249]" office:value-type="float" office:value="254.999604315082" calcext:value-type="float">
            <text:p>254.99960431508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255-[.B250]" office:value-type="float" office:value="8" calcext:value-type="float">
            <text:p>8</text:p>
          </table:table-cell>
          <table:table-cell table:formula="of:=[.C250]*[.C250]/255*[.C250]/255*[.C250]/255" office:value-type="float" office:value="0.0002470241460675" calcext:value-type="float">
            <text:p>0.000247024146068</text:p>
          </table:table-cell>
          <table:table-cell table:formula="of:=255-[.D250]" office:value-type="float" office:value="254.999752975854" calcext:value-type="float">
            <text:p>254.999752975854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255-[.B251]" office:value-type="float" office:value="7" calcext:value-type="float">
            <text:p>7</text:p>
          </table:table-cell>
          <table:table-cell table:formula="of:=[.C251]*[.C251]/255*[.C251]/255*[.C251]/255" office:value-type="float" office:value="0.000144801019215837" calcext:value-type="float">
            <text:p>0.000144801019216</text:p>
          </table:table-cell>
          <table:table-cell table:formula="of:=255-[.D251]" office:value-type="float" office:value="254.999855198981" calcext:value-type="float">
            <text:p>254.999855198981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255-[.B252]" office:value-type="float" office:value="6" calcext:value-type="float">
            <text:p>6</text:p>
          </table:table-cell>
          <table:table-cell table:formula="of:=[.C252]*[.C252]/255*[.C252]/255*[.C252]/255" office:value-type="float" office:value="0.00007815998371667" calcext:value-type="float">
            <text:p>7.815998371667E-05</text:p>
          </table:table-cell>
          <table:table-cell table:formula="of:=255-[.D252]" office:value-type="float" office:value="254.999921840016" calcext:value-type="float">
            <text:p>254.99992184001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255-[.B253]" office:value-type="float" office:value="5" calcext:value-type="float">
            <text:p>5</text:p>
          </table:table-cell>
          <table:table-cell table:formula="of:=[.C253]*[.C253]/255*[.C253]/255*[.C253]/255" office:value-type="float" office:value="0.0000376928933818818" calcext:value-type="float">
            <text:p>3.76928933818818E-05</text:p>
          </table:table-cell>
          <table:table-cell table:formula="of:=255-[.D253]" office:value-type="float" office:value="254.999962307107" calcext:value-type="float">
            <text:p>254.999962307107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255-[.B254]" office:value-type="float" office:value="4" calcext:value-type="float">
            <text:p>4</text:p>
          </table:table-cell>
          <table:table-cell table:formula="of:=[.C254]*[.C254]/255*[.C254]/255*[.C254]/255" office:value-type="float" office:value="0.0000154390091292188" calcext:value-type="float">
            <text:p>1.54390091292188E-05</text:p>
          </table:table-cell>
          <table:table-cell table:formula="of:=255-[.D254]" office:value-type="float" office:value="254.999984560991" calcext:value-type="float">
            <text:p>254.999984560991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255-[.B255]" office:value-type="float" office:value="3" calcext:value-type="float">
            <text:p>3</text:p>
          </table:table-cell>
          <table:table-cell table:formula="of:=[.C255]*[.C255]/255*[.C255]/255*[.C255]/255" office:value-type="float" office:value="0.00000488499898229188" calcext:value-type="float">
            <text:p>4.88499898229188E-06</text:p>
          </table:table-cell>
          <table:table-cell table:formula="of:=255-[.D255]" office:value-type="float" office:value="254.999995115001" calcext:value-type="float">
            <text:p>254.99999511500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255-[.B256]" office:value-type="float" office:value="2" calcext:value-type="float">
            <text:p>2</text:p>
          </table:table-cell>
          <table:table-cell table:formula="of:=[.C256]*[.C256]/255*[.C256]/255*[.C256]/255" office:value-type="float" office:value="0.000000964938070576174" calcext:value-type="float">
            <text:p>9.64938070576174E-07</text:p>
          </table:table-cell>
          <table:table-cell table:formula="of:=255-[.D256]" office:value-type="float" office:value="254.999999035062" calcext:value-type="float">
            <text:p>254.999999035062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255-[.B257]" office:value-type="float" office:value="1" calcext:value-type="float">
            <text:p>1</text:p>
          </table:table-cell>
          <table:table-cell table:formula="of:=[.C257]*[.C257]/255*[.C257]/255*[.C257]/255" office:value-type="float" office:value="0.0000000603086294110108" calcext:value-type="float">
            <text:p>6.03086294110108E-08</text:p>
          </table:table-cell>
          <table:table-cell table:formula="of:=255-[.D257]" office:value-type="float" office:value="254.999999939691" calcext:value-type="float">
            <text:p>254.9999999396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9:06:34.112743348</meta:creation-date>
    <dc:date>2018-11-22T00:13:59.098439914</dc:date>
    <meta:editing-duration>PT4H47M4S</meta:editing-duration>
    <meta:editing-cycles>1</meta:editing-cycles>
    <meta:document-statistic meta:table-count="1" meta:cell-count="1020" meta:object-count="1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874cm" svg:height="17.611cm" xlink:href=".." xlink:type="simple" chart:class="chart:line" chart:style-name="ch1">
        <chart:legend svg:x="-0.001cm" svg:y="0cm" style:legend-expansion="custom" chartooo:width="26.874cm" chartooo:height="17.611cm" style:legend-expansion-aspect-ratio="1.52597808188064" chart:style-name="ch2"/>
        <chart:plot-area chart:style-name="ch3" table:cell-range-address="Sheet1.E4:Sheet1.E257" svg:x="0.537cm" svg:y="0.352cm" svg:width="25.8cm" svg:height="16.907cm">
          <chartooo:coordinate-region svg:x="1.344cm" svg:y="0.474cm" svg:width="24.993cm" svg:height="15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4:Sheet1.E257" chart:class="chart:line">
            <chart:data-point chart:repeated="2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7653204272868">
                <text:p>3.97653204272868</text:p>
                <draw:g>
                  <svg:desc>Sheet1.E4:Sheet1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063735064191">
                <text:p>7.9063735064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898913087726">
                <text:p>11.789891308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6274509200835">
                <text:p>15.6274509200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94163632389">
                <text:p>19.4194163632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661502137187">
                <text:p>23.1661502137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8680135995959">
                <text:p>26.8680135995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5253662015364">
                <text:p>30.5253662015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1385662527987">
                <text:p>34.1385662527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7079705392345">
                <text:p>37.7079705392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.2339343992883">
                <text:p>41.2339343992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7168117239976">
                <text:p>44.7168117239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1569549569924">
                <text:p>48.1569549569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5547150944961">
                <text:p>51.5547150944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9104416853247">
                <text:p>54.9104416853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2244828308871">
                <text:p>58.22448283088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971851851852">
                <text:p>61.497185185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7288939548138">
                <text:p>64.7288939548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9199528989605">
                <text:p>67.91995289896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0707043294057">
                <text:p>71.07070432940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.1814891105231">
                <text:p>74.1814891105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.2526466592788">
                <text:p>77.2526466592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2845149452322">
                <text:p>80.2845149452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.2774304905353">
                <text:p>83.277430490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2317283699331">
                <text:p>86.2317283699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1477422107636">
                <text:p>89.1477422107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.0258041929575">
                <text:p>92.02580419295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.8662450490385">
                <text:p>94.8662450490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6693940641231">
                <text:p>97.6693940641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.435579075921">
                <text:p>100.435579075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.165126474734">
                <text:p>103.165126474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5.858361203459">
                <text:p>105.8583612034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515606757582">
                <text:p>108.515606757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.137185185185">
                <text:p>111.137185185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.723417086942">
                <text:p>113.723417086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.274621616121">
                <text:p>116.274621616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791116478579">
                <text:p>118.791116478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73217932771">
                <text:p>121.273217932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.721240789741">
                <text:p>123.721240789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135498413129">
                <text:p>126.135498413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.516302719165">
                <text:p>128.516302719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863964176674">
                <text:p>130.863964176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178791807073">
                <text:p>133.178791807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5.461093184371">
                <text:p>135.461093184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.711174435172">
                <text:p>137.711174435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.929340238671">
                <text:p>139.9293402386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115893826658">
                <text:p>142.1158938266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271136983513">
                <text:p>144.2711369835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.395370046212">
                <text:p>146.395370046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.48889190432">
                <text:p>148.48889190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.552">
                <text:p>150.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2.584990328004">
                <text:p>152.58499032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.588157435677">
                <text:p>154.588157435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.56179442296">
                <text:p>156.561794422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8.506192942383">
                <text:p>158.506192942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.421643199071">
                <text:p>160.421643199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2.308433950743">
                <text:p>162.3084339507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.166852507708">
                <text:p>164.166852507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.99718473287">
                <text:p>165.99718473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.799715041726">
                <text:p>167.799715041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9.574726402364">
                <text:p>169.5747264023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1.322500335467">
                <text:p>171.322500335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3.043316914309">
                <text:p>173.043316914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.737454764759">
                <text:p>174.737454764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.405191065277">
                <text:p>176.405191065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.046801546916">
                <text:p>178.046801546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.662560493325">
                <text:p>179.662560493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.252740740741">
                <text:p>181.2527407407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2.817613677997">
                <text:p>182.817613677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4.357449246519">
                <text:p>184.357449246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.872515940325">
                <text:p>185.872515940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.363080806025">
                <text:p>187.363080806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8.829409442824">
                <text:p>188.829409442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0.271766002518">
                <text:p>190.2717660025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.690413189497">
                <text:p>191.690413189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3.085612260744">
                <text:p>193.0856122607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4.457623025835">
                <text:p>194.457623025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5.806703846937">
                <text:p>195.8067038469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133111638812">
                <text:p>197.1331116388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.437101868814">
                <text:p>198.437101868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9.71892855689">
                <text:p>199.718928556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.97884427558">
                <text:p>200.97884427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.217100150018">
                <text:p>202.2171001500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3.433945857928">
                <text:p>203.4339458579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4.62962962963">
                <text:p>204.629629629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.804398248034">
                <text:p>205.8043982480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.958497048646">
                <text:p>206.958497048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.092169919563">
                <text:p>208.092169919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.205659301475">
                <text:p>209.205659301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299206187665">
                <text:p>210.299206187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.37305012401">
                <text:p>211.37305012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.427429208977">
                <text:p>212.4274292089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3.462580093629">
                <text:p>213.4625800936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.478737981621">
                <text:p>214.478737981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5.4761366292">
                <text:p>215.4761366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6.455008345207">
                <text:p>216.455008345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.415583991074">
                <text:p>217.4155839910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8.358092980829">
                <text:p>218.358092980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.282763281091">
                <text:p>219.282763281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0.189821411071">
                <text:p>220.1898214110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1.079492442575">
                <text:p>221.079492442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1.952">
                <text:p>221.9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2.807566260337">
                <text:p>222.8075662603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3.64641195317">
                <text:p>223.646411953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4.468756360676">
                <text:p>224.4687563606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5.274817317623">
                <text:p>225.2748173176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6.064811211374">
                <text:p>226.0648112113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.838952981885">
                <text:p>226.8389529818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7.597456121703">
                <text:p>227.5974561217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8.340532675969">
                <text:p>228.3405326759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.068393242418">
                <text:p>229.068393242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9.781246971376">
                <text:p>229.781246971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.479301565763">
                <text:p>230.479301565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1.162763281091">
                <text:p>231.1627632810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1.831836925466">
                <text:p>231.831836925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.486725859586">
                <text:p>232.486725859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.127631996743">
                <text:p>233.127631996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3.754755802821">
                <text:p>233.7547558028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4.368296296296">
                <text:p>234.368296296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4.968451048239">
                <text:p>234.9684510482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5.555416182313">
                <text:p>235.5554161823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6.129386374773">
                <text:p>236.129386374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6.690554854468">
                <text:p>236.690554854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7.239113402839">
                <text:p>237.239113402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7.775252353921">
                <text:p>237.7752523539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8.299160594342">
                <text:p>238.2991605943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8.81102556332">
                <text:p>238.81102556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.311033252671">
                <text:p>239.3110332526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9.799368206798">
                <text:p>239.7993682067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.276213522702">
                <text:p>240.2762135227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.741750849975">
                <text:p>240.741750849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1.1961603908">
                <text:p>241.19616039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1.639620899956">
                <text:p>241.6396208999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2.072309684812">
                <text:p>242.072309684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.494402605333">
                <text:p>242.494402605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2.906074074074">
                <text:p>242.9060740740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3.307497056185">
                <text:p>243.3074970561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3.698843069408">
                <text:p>243.6988430694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4.080282184077">
                <text:p>244.0802821840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4.451983023121">
                <text:p>244.451983023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4.81411276206">
                <text:p>244.81411276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5.166837129008">
                <text:p>245.1668371290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5.510320404671">
                <text:p>245.5103204046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5.844725422349">
                <text:p>245.8447254223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6.170213567934">
                <text:p>246.1702135679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6.486944779911">
                <text:p>246.4869447799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6.795077549359">
                <text:p>246.795077549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7.094768919948">
                <text:p>247.0947689199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7.386174487942">
                <text:p>247.386174487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7.669448402198">
                <text:p>247.6694484021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7.944743364166">
                <text:p>247.9447433641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8.212210627888">
                <text:p>248.2122106278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8.472">
                <text:p>248.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8.72425983973">
                <text:p>248.724259839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8.969137058899">
                <text:p>248.969137058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.206777121921">
                <text:p>249.2067771219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9.437324045804">
                <text:p>249.437324045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9.660920400148">
                <text:p>249.6609204001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9.877707307144">
                <text:p>249.877707307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0.08782444158">
                <text:p>250.08782444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.291410030833">
                <text:p>250.2914100308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0.488600854875">
                <text:p>250.488600854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0.67953224627">
                <text:p>250.679532246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0.864338090176">
                <text:p>250.8643380901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.043150824344">
                <text:p>251.043150824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1.216101439115">
                <text:p>251.2161014391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1.383319477426">
                <text:p>251.3833194774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1.544933034806">
                <text:p>251.544933034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1.701068759376">
                <text:p>251.7010687593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1.851851851852">
                <text:p>251.8518518518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1.99740606554">
                <text:p>251.997406065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2.137853706342">
                <text:p>252.1378537063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2.273315632751">
                <text:p>252.2733156327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2.403911255852">
                <text:p>252.4039112558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2.529758539325">
                <text:p>252.529758539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2.650973999442">
                <text:p>252.6509739994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2.767672705068">
                <text:p>252.7676727050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.879968277661">
                <text:p>252.879968277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2.987972891271">
                <text:p>252.9879728912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3.091797272542">
                <text:p>253.0917972725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.191550700711">
                <text:p>253.1915507007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3.287341007606">
                <text:p>253.2873410076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3.379274577651">
                <text:p>253.379274577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3.46745634786">
                <text:p>253.467456347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3.551989807842">
                <text:p>253.5519898078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3.632976999796">
                <text:p>253.632976999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3.710518518518">
                <text:p>253.7105185185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3.784713511395">
                <text:p>253.7847135113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3.855659678404">
                <text:p>253.8556596784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3.92345327212">
                <text:p>253.923453272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3.988189097707">
                <text:p>253.9881890977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4.049960512925">
                <text:p>254.0499605129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.108859428123">
                <text:p>254.1088594281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4.164976306247">
                <text:p>254.1649763062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4.218400162833">
                <text:p>254.2184001628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4.269218566012">
                <text:p>254.2692185660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4.317517636505">
                <text:p>254.3175176365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4.363382047629">
                <text:p>254.3633820476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.406895025292">
                <text:p>254.406895025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4.448138347996">
                <text:p>254.4481383479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4.487192346835">
                <text:p>254.4871923468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4.524135905496">
                <text:p>254.5241359054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.55904646026">
                <text:p>254.559046460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4.592">
                <text:p>254.5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4.623071066181">
                <text:p>254.6230710661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4.652332752863">
                <text:p>254.6523327528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4.679856706697">
                <text:p>254.679856706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4.705713126927">
                <text:p>254.7057131269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4.729970765392">
                <text:p>254.7299707653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4.752696926521">
                <text:p>254.7526969265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4.773957467339">
                <text:p>254.7739574673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4.793816797461">
                <text:p>254.793816797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4.812337879096">
                <text:p>254.8123378790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4.829582227047">
                <text:p>254.8295822270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.845609908708">
                <text:p>254.8456099087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4.860479544067">
                <text:p>254.8604795440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4.874248305704">
                <text:p>254.8742483057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4.886971918794">
                <text:p>254.886971918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4.898704661103">
                <text:p>254.8987046611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4.90949936299">
                <text:p>254.909499362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4.919407407407">
                <text:p>254.9194074074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4.9284787299">
                <text:p>254.92847872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4.936761818607">
                <text:p>254.9367618186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4.944303714258">
                <text:p>254.9443037142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4.951150010177">
                <text:p>254.9511500101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4.957344852282">
                <text:p>254.957344852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4.962930939081">
                <text:p>254.962930939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4.967949521677">
                <text:p>254.96794952167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4.972440403766">
                <text:p>254.9724404037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4.976441941636">
                <text:p>254.9764419416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4.979991044169">
                <text:p>254.9799910441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4.983123172837">
                <text:p>254.9831231728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4.985872341709">
                <text:p>254.985872341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4.988271117443">
                <text:p>254.9882711174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4.990350619294">
                <text:p>254.9903506192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.992140519107">
                <text:p>254.992140519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4.993669041319">
                <text:p>254.9936690413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4.994962962963">
                <text:p>254.9949629629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4.996047613663">
                <text:p>254.9960476136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4.996946875636">
                <text:p>254.9969468756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4.997683183693">
                <text:p>254.997683183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4.998277525235">
                <text:p>254.9982775252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.998749440261">
                <text:p>254.9987494402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.999117021357">
                <text:p>254.9991170213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4.999396913706">
                <text:p>254.9993969137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.999604315082">
                <text:p>254.9996043150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4.999752975854">
                <text:p>254.9997529758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4.999855198981">
                <text:p>254.999855198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4.999921840016">
                <text:p>254.9999218400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4.999962307107">
                <text:p>254.9999623071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.999984560991">
                <text:p>254.999984560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4.999995115001">
                <text:p>254.999995115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.999999035062">
                <text:p>254.9999990350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.999999939691">
                <text:p>254.999999939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